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799in"/>
    </style:style>
    <style:style style:name="co2" style:family="table-column">
      <style:table-column-properties fo:break-before="auto" style:column-width="1.3646in"/>
    </style:style>
    <style:style style:name="co3" style:family="table-column">
      <style:table-column-properties fo:break-before="auto" style:column-width="1.3543in"/>
    </style:style>
    <style:style style:name="co4" style:family="table-column">
      <style:table-column-properties fo:break-before="auto" style:column-width="0.9898in"/>
    </style:style>
    <style:style style:name="co5" style:family="table-column">
      <style:table-column-properties fo:break-before="auto" style:column-width="0.7929in"/>
    </style:style>
    <style:style style:name="co6" style:family="table-column">
      <style:table-column-properties fo:break-before="auto" style:column-width="1.6835in"/>
    </style:style>
    <style:style style:name="co7" style:family="table-column">
      <style:table-column-properties fo:break-before="auto" style:column-width="2.198in"/>
    </style:style>
    <style:style style:name="co8" style:family="table-column">
      <style:table-column-properties fo:break-before="auto" style:column-width="0.9in"/>
    </style:style>
    <style:style style:name="co9" style:family="table-column">
      <style:table-column-properties fo:break-before="auto" style:column-width="1.5437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style:vertical-align="top"/>
      <style:paragraph-properties fo:text-align="start" fo:margin-left="0in"/>
    </style:style>
    <style:style style:name="ce2" style:family="table-cell" style:parent-style-name="Default">
      <style:table-cell-properties fo:background-color="#ffff00"/>
    </style:style>
    <style:style style:name="ce3" style:family="table-cell" style:parent-style-name="Default">
      <style:table-cell-properties fo:background-color="#dddddd" style:text-align-source="fix" style:repeat-content="false" fo:wrap-option="wrap" fo:border="0.06pt solid #000000" style:vertical-align="top"/>
      <style:paragraph-properties fo:text-align="start"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asian="Noto Sans CJK SC" style:font-weight-asian="bold" style:text-overline-style="none" style:text-overline-color="font-color" style:font-relief="none" style:text-emphasize="none" style:font-style-complex="normal" style:font-style-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font-weight="bold" style:font-weight-complex="bold"/>
    </style:style>
    <style:style style:name="T4" style:family="text">
      <style:text-properties fo:font-weight="normal" style:font-weight-asian="normal" style:font-weight-complex="normal" style:text-underline-style="none" style:text-und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6"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tor_encoder_data" table:style-name="ta1">
        <table:shapes>
          <draw:frame draw:z-index="0" draw:style-name="gr1" draw:text-style-name="P1" svg:width="17.1118in" svg:height="9.8406in" svg:x="7.1201in" svg:y="11.3028in">
            <draw:object draw:notify-on-update-of-ranges="motor_encoder_data.B20:motor_encoder_data.B20 motor_encoder_data.B21:motor_encoder_data.B36 motor_encoder_data.A21:motor_encoder_data.A36 motor_encoder_data.B46:motor_encoder_data.B46 motor_encoder_data.B47:motor_encoder_data.B62 motor_encoder_data.A47:motor_encoder_data.A62 motor_encoder_data.C46:motor_encoder_data.C46 motor_encoder_data.C47:motor_encoder_data.C62 motor_encoder_data.A47:motor_encoder_data.A62 motor_encoder_data.D46:motor_encoder_data.D46 motor_encoder_data.D47:motor_encoder_data.D62 motor_encoder_data.A47:motor_encoder_data.A62 motor_encoder_data.E46:motor_encoder_data.E46 motor_encoder_data.E47:motor_encoder_data.E63 motor_encoder_data.A47:motor_encoder_data.A6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row table:style-name="ro1">
          <table:table-cell office:value-type="string" calcext:value-type="string">
            <text:p>Motor PWM</text:p>
          </table:table-cell>
          <table:table-cell office:value-type="string" calcext:value-type="string">
            <text:p>M1 Velocity, m/s</text:p>
          </table:table-cell>
          <table:table-cell office:value-type="string" calcext:value-type="string">
            <text:p>M1 Delta From Last</text:p>
          </table:table-cell>
          <table:table-cell office:value-type="string" calcext:value-type="string">
            <text:p>M1 Delta Average</text:p>
          </table:table-cell>
          <table:table-cell office:value-type="string" calcext:value-type="string">
            <text:p>Test Period, s</text:p>
          </table:table-cell>
          <table:table-cell/>
          <table:table-cell office:value-type="string" calcext:value-type="string">
            <text:p>Deltas</text:p>
          </table:table-cell>
          <table:table-cell office:value-type="string" calcext:value-type="string">
            <text:p>Percent Change</text:p>
          </table:table-cell>
          <table:table-cell office:value-type="string" calcext:value-type="string">
            <text:p>Weights</text:p>
          </table:table-cell>
          <table:table-cell table:number-columns-repeated="6"/>
        </table:table-row>
        <table:table-row table:style-name="ro1">
          <table:table-cell office:value-type="float" office:value="0" calcext:value-type="float">
            <text:p>0</text:p>
          </table:table-cell>
          <table:table-cell office:value-type="float" office:value="0.00397183945375791" calcext:value-type="float">
            <text:p>0.003971839453758</text:p>
          </table:table-cell>
          <table:table-cell office:value-type="float" office:value="0" calcext:value-type="float">
            <text:p>0</text:p>
          </table:table-cell>
          <table:table-cell office:value-type="float" office:value="0.00480554732216446" calcext:value-type="float">
            <text:p>0.004805547322164</text:p>
          </table:table-cell>
          <table:table-cell office:value-type="float" office:value="20" calcext:value-type="float">
            <text:p>20</text:p>
          </table:table-cell>
          <table:table-cell/>
          <table:table-cell table:number-columns-repeated="2" office:value-type="float" office:value="0" calcext:value-type="float">
            <text:p>0</text:p>
          </table:table-cell>
          <table:table-cell table:formula="of:=IF([.H2]&lt;1; 0; 1)" office:value-type="float" office:value="0" calcext:value-type="float">
            <text:p>0</text:p>
          </table:table-cell>
          <table:table-cell table:number-columns-repeated="6"/>
        </table:table-row>
        <table:table-row table:style-name="ro1">
          <table:table-cell office:value-type="float" office:value="25" calcext:value-type="float">
            <text:p>25</text:p>
          </table:table-cell>
          <table:table-cell office:value-type="float" office:value="0.00963739956730644" calcext:value-type="float">
            <text:p>0.009637399567306</text:p>
          </table:table-cell>
          <table:table-cell office:value-type="float" office:value="0.00566556011354853" calcext:value-type="float">
            <text:p>0.005665560113549</text:p>
          </table:table-cell>
          <table:table-cell table:number-columns-repeated="3"/>
          <table:table-cell table:formula="of:=[.B3]-[.B2]" office:value-type="float" office:value="0.00566556011354854" calcext:value-type="float">
            <text:p>0.005665560113549</text:p>
          </table:table-cell>
          <table:table-cell table:formula="of:=100 - ([.B2]*100/[.B3])" office:value-type="float" office:value="58.7872285877632" calcext:value-type="float">
            <text:p>58.7872285877632</text:p>
          </table:table-cell>
          <table:table-cell table:formula="of:=IF([.H3]&lt;1; 0; 1)" office:value-type="float" office:value="1" calcext:value-type="float">
            <text:p>1</text:p>
          </table:table-cell>
          <table:table-cell/>
          <table:table-cell table:style-name="ce3" office:value-type="string" calcext:value-type="string" table:number-columns-spanned="5" table:number-rows-spanned="14">
            <text:p><text:span text:style-name="T1">Note:</text:span></text:p>
            <text:p/>
            <text:p>Everything to the right of ‘Test Period, s’ is check-work that was not produced by a script.</text:p>
            <text:p/>
            <text:p>Everything below ‘Velocity Increase (m/s), per PWM unit’ is also check-work.</text:p>
            <text:p/>
            <text:p><text:span text:style-name="T5">This check-work was used to compare different ways of finding and comparing the ‘delta-V-per-PWM-unit’ constant.</text:span></text:p>
            <text:p><text:span text:style-name="T5"/></text:p>
            <text:p><text:span text:style-name="T6">Initially it was found using per-measurement deltas and averaging them. Then per-measurement constants. Then an educated guess.</text:span></text:p>
          </table:table-cell>
          <table:covered-table-cell table:number-columns-repeated="4"/>
        </table:table-row>
        <table:table-row table:style-name="ro1">
          <table:table-cell office:value-type="float" office:value="50" calcext:value-type="float">
            <text:p>50</text:p>
          </table:table-cell>
          <table:table-cell office:value-type="float" office:value="0.0152036995018701" calcext:value-type="float">
            <text:p>0.01520369950187</text:p>
          </table:table-cell>
          <table:table-cell office:value-type="float" office:value="0.00556629993456362" calcext:value-type="float">
            <text:p>0.005566299934564</text:p>
          </table:table-cell>
          <table:table-cell table:number-columns-repeated="3"/>
          <table:table-cell table:formula="of:=[.B4]-[.B3]" office:value-type="float" office:value="0.00556629993456362" calcext:value-type="float">
            <text:p>0.005566299934564</text:p>
          </table:table-cell>
          <table:table-cell table:formula="of:=100 - ([.B3]*100/[.B4])" office:value-type="float" office:value="36.6114835003083" calcext:value-type="float">
            <text:p>36.6114835003083</text:p>
          </table:table-cell>
          <table:table-cell table:formula="of:=IF([.H4]&lt;1; 0; 1)" office:value-type="float" office:value="1" calcext:value-type="float">
            <text:p>1</text:p>
          </table:table-cell>
          <table:table-cell/>
          <table:covered-table-cell table:number-columns-repeated="5"/>
        </table:table-row>
        <table:table-row table:style-name="ro1">
          <table:table-cell office:value-type="float" office:value="75" calcext:value-type="float">
            <text:p>75</text:p>
          </table:table-cell>
          <table:table-cell office:value-type="float" office:value="0.0207539722053852" calcext:value-type="float">
            <text:p>0.020753972205385</text:p>
          </table:table-cell>
          <table:table-cell office:value-type="float" office:value="0.0055502727035151" calcext:value-type="float">
            <text:p>0.005550272703515</text:p>
          </table:table-cell>
          <table:table-cell table:number-columns-repeated="3"/>
          <table:table-cell table:formula="of:=[.B5]-[.B4]" office:value-type="float" office:value="0.00555027270351511" calcext:value-type="float">
            <text:p>0.005550272703515</text:p>
          </table:table-cell>
          <table:table-cell table:formula="of:=100 - ([.B4]*100/[.B5])" office:value-type="float" office:value="26.7431826957682" calcext:value-type="float">
            <text:p>26.7431826957682</text:p>
          </table:table-cell>
          <table:table-cell table:formula="of:=IF([.H5]&lt;1; 0; 1)" office:value-type="float" office:value="1" calcext:value-type="float">
            <text:p>1</text:p>
          </table:table-cell>
          <table:table-cell/>
          <table:covered-table-cell table:number-columns-repeated="5"/>
        </table:table-row>
        <table:table-row table:style-name="ro1">
          <table:table-cell office:value-type="float" office:value="100" calcext:value-type="float">
            <text:p>100</text:p>
          </table:table-cell>
          <table:table-cell office:value-type="float" office:value="0.0262908030105037" calcext:value-type="float">
            <text:p>0.026290803010504</text:p>
          </table:table-cell>
          <table:table-cell office:value-type="float" office:value="0.00553683080511852" calcext:value-type="float">
            <text:p>0.005536830805119</text:p>
          </table:table-cell>
          <table:table-cell table:number-columns-repeated="3"/>
          <table:table-cell table:formula="of:=[.B6]-[.B5]" office:value-type="float" office:value="0.00553683080511852" calcext:value-type="float">
            <text:p>0.005536830805119</text:p>
          </table:table-cell>
          <table:table-cell table:formula="of:=100 - ([.B5]*100/[.B6])" office:value-type="float" office:value="21.0599531817512" calcext:value-type="float">
            <text:p>21.0599531817512</text:p>
          </table:table-cell>
          <table:table-cell table:formula="of:=IF([.H6]&lt;1; 0; 1)" office:value-type="float" office:value="1" calcext:value-type="float">
            <text:p>1</text:p>
          </table:table-cell>
          <table:table-cell/>
          <table:covered-table-cell table:number-columns-repeated="5"/>
        </table:table-row>
        <table:table-row table:style-name="ro1">
          <table:table-cell office:value-type="float" office:value="125" calcext:value-type="float">
            <text:p>125</text:p>
          </table:table-cell>
          <table:table-cell office:value-type="float" office:value="0.0317912621916028" calcext:value-type="float">
            <text:p>0.031791262191603</text:p>
          </table:table-cell>
          <table:table-cell office:value-type="float" office:value="0.00550045918109915" calcext:value-type="float">
            <text:p>0.005500459181099</text:p>
          </table:table-cell>
          <table:table-cell table:number-columns-repeated="3"/>
          <table:table-cell table:formula="of:=[.B7]-[.B6]" office:value-type="float" office:value="0.00550045918109916" calcext:value-type="float">
            <text:p>0.005500459181099</text:p>
          </table:table-cell>
          <table:table-cell table:formula="of:=100 - ([.B6]*100/[.B7])" office:value-type="float" office:value="17.3017955309494" calcext:value-type="float">
            <text:p>17.3017955309494</text:p>
          </table:table-cell>
          <table:table-cell table:formula="of:=IF([.H7]&lt;1; 0; 1)" office:value-type="float" office:value="1" calcext:value-type="float">
            <text:p>1</text:p>
          </table:table-cell>
          <table:table-cell/>
          <table:covered-table-cell table:number-columns-repeated="5"/>
        </table:table-row>
        <table:table-row table:style-name="ro1">
          <table:table-cell office:value-type="float" office:value="150" calcext:value-type="float">
            <text:p>150</text:p>
          </table:table-cell>
          <table:table-cell office:value-type="float" office:value="0.0372818132569237" calcext:value-type="float">
            <text:p>0.037281813256924</text:p>
          </table:table-cell>
          <table:table-cell office:value-type="float" office:value="0.00549055106532084" calcext:value-type="float">
            <text:p>0.005490551065321</text:p>
          </table:table-cell>
          <table:table-cell table:number-columns-repeated="3"/>
          <table:table-cell table:formula="of:=[.B8]-[.B7]" office:value-type="float" office:value="0.00549055106532084" calcext:value-type="float">
            <text:p>0.005490551065321</text:p>
          </table:table-cell>
          <table:table-cell table:formula="of:=100 - ([.B7]*100/[.B8])" office:value-type="float" office:value="14.7271567170923" calcext:value-type="float">
            <text:p>14.7271567170923</text:p>
          </table:table-cell>
          <table:table-cell table:formula="of:=IF([.H8]&lt;1; 0; 1)" office:value-type="float" office:value="1" calcext:value-type="float">
            <text:p>1</text:p>
          </table:table-cell>
          <table:table-cell/>
          <table:covered-table-cell table:number-columns-repeated="5"/>
        </table:table-row>
        <table:table-row table:style-name="ro1">
          <table:table-cell office:value-type="float" office:value="175" calcext:value-type="float">
            <text:p>175</text:p>
          </table:table-cell>
          <table:table-cell office:value-type="float" office:value="0.0427752553352098" calcext:value-type="float">
            <text:p>0.04277525533521</text:p>
          </table:table-cell>
          <table:table-cell office:value-type="float" office:value="0.00549344207828613" calcext:value-type="float">
            <text:p>0.005493442078286</text:p>
          </table:table-cell>
          <table:table-cell table:number-columns-repeated="3"/>
          <table:table-cell table:formula="of:=[.B9]-[.B8]" office:value-type="float" office:value="0.00549344207828614" calcext:value-type="float">
            <text:p>0.005493442078286</text:p>
          </table:table-cell>
          <table:table-cell table:formula="of:=100 - ([.B8]*100/[.B9])" office:value-type="float" office:value="12.8425699279562" calcext:value-type="float">
            <text:p>12.8425699279562</text:p>
          </table:table-cell>
          <table:table-cell table:formula="of:=IF([.H9]&lt;1; 0; 1)" office:value-type="float" office:value="1" calcext:value-type="float">
            <text:p>1</text:p>
          </table:table-cell>
          <table:table-cell/>
          <table:covered-table-cell table:number-columns-repeated="5"/>
        </table:table-row>
        <table:table-row table:style-name="ro1">
          <table:table-cell office:value-type="float" office:value="200" calcext:value-type="float">
            <text:p>200</text:p>
          </table:table-cell>
          <table:table-cell office:value-type="float" office:value="0.0482505922189461" calcext:value-type="float">
            <text:p>0.048250592218946</text:p>
          </table:table-cell>
          <table:table-cell office:value-type="float" office:value="0.0054753368837363" calcext:value-type="float">
            <text:p>0.005475336883736</text:p>
          </table:table-cell>
          <table:table-cell table:number-columns-repeated="3"/>
          <table:table-cell table:formula="of:=[.B10]-[.B9]" office:value-type="float" office:value="0.00547533688373629" calcext:value-type="float">
            <text:p>0.005475336883736</text:p>
          </table:table-cell>
          <table:table-cell table:formula="of:=100 - ([.B9]*100/[.B10])" office:value-type="float" office:value="11.3477091822851" calcext:value-type="float">
            <text:p>11.3477091822851</text:p>
          </table:table-cell>
          <table:table-cell table:formula="of:=IF([.H10]&lt;1; 0; 1)" office:value-type="float" office:value="1" calcext:value-type="float">
            <text:p>1</text:p>
          </table:table-cell>
          <table:table-cell/>
          <table:covered-table-cell table:number-columns-repeated="5"/>
        </table:table-row>
        <table:table-row table:style-name="ro1">
          <table:table-cell office:value-type="float" office:value="225" calcext:value-type="float">
            <text:p>225</text:p>
          </table:table-cell>
          <table:table-cell office:value-type="float" office:value="0.053782018131351" calcext:value-type="float">
            <text:p>0.053782018131351</text:p>
          </table:table-cell>
          <table:table-cell office:value-type="float" office:value="0.00553142591240493" calcext:value-type="float">
            <text:p>0.005531425912405</text:p>
          </table:table-cell>
          <table:table-cell table:number-columns-repeated="3"/>
          <table:table-cell table:formula="of:=[.B11]-[.B10]" office:value-type="float" office:value="0.00553142591240494" calcext:value-type="float">
            <text:p>0.005531425912405</text:p>
          </table:table-cell>
          <table:table-cell table:formula="of:=100 - ([.B10]*100/[.B11])" office:value-type="float" office:value="10.2848983816405" calcext:value-type="float">
            <text:p>10.2848983816405</text:p>
          </table:table-cell>
          <table:table-cell table:formula="of:=IF([.H11]&lt;1; 0; 1)" office:value-type="float" office:value="1" calcext:value-type="float">
            <text:p>1</text:p>
          </table:table-cell>
          <table:table-cell/>
          <table:covered-table-cell table:number-columns-repeated="5"/>
        </table:table-row>
        <table:table-row table:style-name="ro1">
          <table:table-cell office:value-type="float" office:value="250" calcext:value-type="float">
            <text:p>250</text:p>
          </table:table-cell>
          <table:table-cell office:value-type="float" office:value="0.0592629894839834" calcext:value-type="float">
            <text:p>0.059262989483984</text:p>
          </table:table-cell>
          <table:table-cell office:value-type="float" office:value="0.0054809713526324" calcext:value-type="float">
            <text:p>0.005480971352632</text:p>
          </table:table-cell>
          <table:table-cell table:number-columns-repeated="3"/>
          <table:table-cell table:formula="of:=[.B12]-[.B11]" office:value-type="float" office:value="0.00548097135263239" calcext:value-type="float">
            <text:p>0.005480971352632</text:p>
          </table:table-cell>
          <table:table-cell table:formula="of:=100 - ([.B11]*100/[.B12])" office:value-type="float" office:value="9.24855698363595" calcext:value-type="float">
            <text:p>9.24855698363595</text:p>
          </table:table-cell>
          <table:table-cell table:formula="of:=IF([.H12]&lt;1; 0; 1)" office:value-type="float" office:value="1" calcext:value-type="float">
            <text:p>1</text:p>
          </table:table-cell>
          <table:table-cell/>
          <table:covered-table-cell table:number-columns-repeated="5"/>
        </table:table-row>
        <table:table-row table:style-name="ro1">
          <table:table-cell office:value-type="float" office:value="275" calcext:value-type="float">
            <text:p>275</text:p>
          </table:table-cell>
          <table:table-cell office:value-type="float" office:value="0.0648465194745438" calcext:value-type="float">
            <text:p>0.064846519474544</text:p>
          </table:table-cell>
          <table:table-cell office:value-type="float" office:value="0.00558352999056033" calcext:value-type="float">
            <text:p>0.00558352999056</text:p>
          </table:table-cell>
          <table:table-cell table:number-columns-repeated="3"/>
          <table:table-cell table:formula="of:=[.B13]-[.B12]" office:value-type="float" office:value="0.00558352999056034" calcext:value-type="float">
            <text:p>0.00558352999056</text:p>
          </table:table-cell>
          <table:table-cell table:formula="of:=100 - ([.B12]*100/[.B13])" office:value-type="float" office:value="8.61037729673713" calcext:value-type="float">
            <text:p>8.61037729673713</text:p>
          </table:table-cell>
          <table:table-cell table:formula="of:=IF([.H13]&lt;1; 0; 1)" office:value-type="float" office:value="1" calcext:value-type="float">
            <text:p>1</text:p>
          </table:table-cell>
          <table:table-cell/>
          <table:covered-table-cell table:number-columns-repeated="5"/>
        </table:table-row>
        <table:table-row table:style-name="ro1">
          <table:table-cell office:value-type="float" office:value="300" calcext:value-type="float">
            <text:p>300</text:p>
          </table:table-cell>
          <table:table-cell office:value-type="float" office:value="0.0701149731102142" calcext:value-type="float">
            <text:p>0.070114973110214</text:p>
          </table:table-cell>
          <table:table-cell office:value-type="float" office:value="0.00526845363567041" calcext:value-type="float">
            <text:p>0.00526845363567</text:p>
          </table:table-cell>
          <table:table-cell table:number-columns-repeated="3"/>
          <table:table-cell table:formula="of:=[.B14]-[.B13]" office:value-type="float" office:value="0.0052684536356704" calcext:value-type="float">
            <text:p>0.00526845363567</text:p>
          </table:table-cell>
          <table:table-cell table:formula="of:=100 - ([.B13]*100/[.B14])" office:value-type="float" office:value="7.51402076042857" calcext:value-type="float">
            <text:p>7.51402076042857</text:p>
          </table:table-cell>
          <table:table-cell table:formula="of:=IF([.H14]&lt;1; 0; 1)" office:value-type="float" office:value="1" calcext:value-type="float">
            <text:p>1</text:p>
          </table:table-cell>
          <table:table-cell/>
          <table:covered-table-cell table:number-columns-repeated="5"/>
        </table:table-row>
        <table:table-row table:style-name="ro1">
          <table:table-cell office:value-type="float" office:value="325" calcext:value-type="float">
            <text:p>325</text:p>
          </table:table-cell>
          <table:table-cell office:value-type="float" office:value="0.0754109309401213" calcext:value-type="float">
            <text:p>0.075410930940121</text:p>
          </table:table-cell>
          <table:table-cell office:value-type="float" office:value="0.00529595782990709" calcext:value-type="float">
            <text:p>0.005295957829907</text:p>
          </table:table-cell>
          <table:table-cell office:value-type="float" office:value="0.00397183945375791" calcext:value-type="float">
            <text:p>0.003971839453758</text:p>
          </table:table-cell>
          <table:table-cell table:number-columns-repeated="2"/>
          <table:table-cell table:formula="of:=[.B15]-[.B14]" office:value-type="float" office:value="0.00529595782990709" calcext:value-type="float">
            <text:p>0.005295957829907</text:p>
          </table:table-cell>
          <table:table-cell table:formula="of:=100 - ([.B14]*100/[.B15])" office:value-type="float" office:value="7.02279863659587" calcext:value-type="float">
            <text:p>7.02279863659587</text:p>
          </table:table-cell>
          <table:table-cell table:formula="of:=IF([.H15]&lt;1; 0; 1)" office:value-type="float" office:value="1" calcext:value-type="float">
            <text:p>1</text:p>
          </table:table-cell>
          <table:table-cell/>
          <table:covered-table-cell table:number-columns-repeated="5"/>
        </table:table-row>
        <table:table-row table:style-name="ro1">
          <table:table-cell office:value-type="float" office:value="350" calcext:value-type="float">
            <text:p>350</text:p>
          </table:table-cell>
          <table:table-cell office:value-type="float" office:value="0.0807479691297899" calcext:value-type="float">
            <text:p>0.08074796912979</text:p>
          </table:table-cell>
          <table:table-cell office:value-type="float" office:value="0.00533703818966867" calcext:value-type="float">
            <text:p>0.005337038189669</text:p>
          </table:table-cell>
          <table:table-cell table:number-columns-repeated="3"/>
          <table:table-cell table:formula="of:=[.B16]-[.B15]" office:value-type="float" office:value="0.00533703818966867" calcext:value-type="float">
            <text:p>0.005337038189669</text:p>
          </table:table-cell>
          <table:table-cell table:formula="of:=100 - ([.B15]*100/[.B16])" office:value-type="float" office:value="6.60950144899645" calcext:value-type="float">
            <text:p>6.60950144899645</text:p>
          </table:table-cell>
          <table:table-cell table:formula="of:=IF([.H16]&lt;1; 0; 1)" office:value-type="float" office:value="1" calcext:value-type="float">
            <text:p>1</text:p>
          </table:table-cell>
          <table:table-cell/>
          <table:covered-table-cell table:number-columns-repeated="5"/>
        </table:table-row>
        <table:table-row table:style-name="ro1">
          <table:table-cell office:value-type="float" office:value="375" calcext:value-type="float">
            <text:p>375</text:p>
          </table:table-cell>
          <table:table-cell office:value-type="float" office:value="0.0863756149762771" calcext:value-type="float">
            <text:p>0.086375614976277</text:p>
          </table:table-cell>
          <table:table-cell office:value-type="float" office:value="0.00562764584648716" calcext:value-type="float">
            <text:p>0.005627645846487</text:p>
          </table:table-cell>
          <table:table-cell table:number-columns-repeated="3"/>
          <table:table-cell table:formula="of:=[.B17]-[.B16]" office:value-type="float" office:value="0.00562764584648716" calcext:value-type="float">
            <text:p>0.005627645846487</text:p>
          </table:table-cell>
          <table:table-cell table:formula="of:=100 - ([.B16]*100/[.B17])" office:value-type="float" office:value="6.51531783366495" calcext:value-type="float">
            <text:p>6.51531783366495</text:p>
          </table:table-cell>
          <table:table-cell table:formula="of:=IF([.H17]&lt;1; 0; 1)" office:value-type="float" office:value="1" calcext:value-type="float">
            <text:p>1</text:p>
          </table:table-cell>
          <table:table-cell table:number-columns-repeated="6"/>
        </table:table-row>
        <table:table-row table:style-name="ro1">
          <table:table-cell office:value-type="float" office:value="400" calcext:value-type="float">
            <text:p>400</text:p>
          </table:table-cell>
          <table:table-cell office:value-type="float" office:value="0.0856661439305537" calcext:value-type="float">
            <text:p>0.085666143930554</text:p>
          </table:table-cell>
          <table:table-cell office:value-type="float" office:value="-0.000709471045723428" calcext:value-type="float">
            <text:p>-0.000709471045723</text:p>
          </table:table-cell>
          <table:table-cell table:number-columns-repeated="3"/>
          <table:table-cell table:formula="of:=[.B18]-[.B17]" office:value-type="float" office:value="-0.000709471045723428" calcext:value-type="float">
            <text:p>-0.000709471045723</text:p>
          </table:table-cell>
          <table:table-cell table:formula="of:=100 - ([.B17]*100/[.B18])" office:value-type="float" office:value="-0.828181371509587" calcext:value-type="float">
            <text:p>-0.828181371509587</text:p>
          </table:table-cell>
          <table:table-cell table:formula="of:=IF([.H18]&lt;1; 0; 1)" office:value-type="float" office:value="0" calcext:value-type="float">
            <text:p>0</text:p>
          </table:table-cell>
          <table:table-cell table:number-columns-repeated="6"/>
        </table:table-row>
        <table:table-row table:style-name="ro1">
          <table:table-cell table:number-columns-repeated="15"/>
        </table:table-row>
        <table:table-row table:style-name="ro1">
          <table:table-cell office:value-type="string" calcext:value-type="string">
            <text:p>Motor PWM</text:p>
          </table:table-cell>
          <table:table-cell office:value-type="string" calcext:value-type="string">
            <text:p>M2 Velocity, m/s</text:p>
          </table:table-cell>
          <table:table-cell office:value-type="string" calcext:value-type="string">
            <text:p>M2 Delta From Last</text:p>
          </table:table-cell>
          <table:table-cell office:value-type="string" calcext:value-type="string">
            <text:p>M2 Delta Average</text:p>
          </table:table-cell>
          <table:table-cell office:value-type="string" calcext:value-type="string">
            <text:p>Test Period, s</text:p>
          </table:table-cell>
          <table:table-cell/>
          <table:table-cell office:value-type="string" calcext:value-type="string">
            <text:p>Deltas</text:p>
          </table:table-cell>
          <table:table-cell office:value-type="string" calcext:value-type="string">
            <text:p>Percent Change</text:p>
          </table:table-cell>
          <table:table-cell office:value-type="string" calcext:value-type="string">
            <text:p>Weights</text:p>
          </table:table-cell>
          <table:table-cell office:value-type="string" calcext:value-type="string">
            <text:p>vel/pwm</text:p>
          </table:table-cell>
          <table:table-cell office:value-type="string" calcext:value-type="string">
            <text:p>vel/pwm avg excl zeros</text:p>
          </table:table-cell>
          <table:table-cell table:number-columns-repeated="4"/>
        </table:table-row>
        <table:table-row table:style-name="ro1">
          <table:table-cell office:value-type="float" office:value="0" calcext:value-type="float">
            <text:p>0</text:p>
          </table:table-cell>
          <table:table-cell office:value-type="float" office:value="0.00390450145671518" calcext:value-type="float">
            <text:p>0.003904501456715</text:p>
          </table:table-cell>
          <table:table-cell office:value-type="float" office:value="0" calcext:value-type="float">
            <text:p>0</text:p>
          </table:table-cell>
          <table:table-cell office:value-type="float" office:value="0.00493394809096903" calcext:value-type="float">
            <text:p>0.004933948090969</text:p>
          </table:table-cell>
          <table:table-cell office:value-type="float" office:value="20" calcext:value-type="float">
            <text:p>20</text:p>
          </table:table-cell>
          <table:table-cell/>
          <table:table-cell table:number-columns-repeated="2" office:value-type="float" office:value="0" calcext:value-type="float">
            <text:p>0</text:p>
          </table:table-cell>
          <table:table-cell table:formula="of:=IF([.H21]&lt;1; 0; 1)" office:value-type="float" office:value="0" calcext:value-type="float">
            <text:p>0</text:p>
          </table:table-cell>
          <table:table-cell office:value-type="float" office:value="0" calcext:value-type="float">
            <text:p>0</text:p>
          </table:table-cell>
          <table:table-cell table:number-columns-repeated="5"/>
        </table:table-row>
        <table:table-row table:style-name="ro1">
          <table:table-cell office:value-type="float" office:value="25" calcext:value-type="float">
            <text:p>25</text:p>
          </table:table-cell>
          <table:table-cell office:value-type="float" office:value="0.00955983669952765" calcext:value-type="float">
            <text:p>0.009559836699528</text:p>
          </table:table-cell>
          <table:table-cell office:value-type="float" office:value="0.00565533524281247" calcext:value-type="float">
            <text:p>0.005655335242812</text:p>
          </table:table-cell>
          <table:table-cell table:number-columns-repeated="3"/>
          <table:table-cell table:formula="of:=[.B22]-[.B21]" office:value-type="float" office:value="0.00565533524281247" calcext:value-type="float">
            <text:p>0.005655335242812</text:p>
          </table:table-cell>
          <table:table-cell table:formula="of:=100 - ([.B21]*100/[.B22])" office:value-type="float" office:value="59.1572368918383" calcext:value-type="float">
            <text:p>59.1572368918383</text:p>
          </table:table-cell>
          <table:table-cell table:formula="of:=IF([.H22]&lt;1; 0; 1)" office:value-type="float" office:value="1" calcext:value-type="float">
            <text:p>1</text:p>
          </table:table-cell>
          <table:table-cell table:formula="of:=[.B22]/[.A22]" office:value-type="float" office:value="0.000382393467981106" calcext:value-type="float">
            <text:p>0.000382393467981</text:p>
          </table:table-cell>
          <table:table-cell table:formula="of:=AVERAGE([.J22:.J37])" office:value-type="float" office:value="0.000256047694948748" calcext:value-type="float">
            <text:p>0.000256047694949</text:p>
          </table:table-cell>
          <table:table-cell table:number-columns-repeated="4"/>
        </table:table-row>
        <table:table-row table:style-name="ro1">
          <table:table-cell office:value-type="float" office:value="50" calcext:value-type="float">
            <text:p>50</text:p>
          </table:table-cell>
          <table:table-cell office:value-type="float" office:value="0.0151330195210764" calcext:value-type="float">
            <text:p>0.015133019521077</text:p>
          </table:table-cell>
          <table:table-cell office:value-type="float" office:value="0.00557318282154876" calcext:value-type="float">
            <text:p>0.005573182821549</text:p>
          </table:table-cell>
          <table:table-cell table:number-columns-repeated="3"/>
          <table:table-cell table:formula="of:=[.B23]-[.B22]" office:value-type="float" office:value="0.00557318282154877" calcext:value-type="float">
            <text:p>0.005573182821549</text:p>
          </table:table-cell>
          <table:table-cell table:formula="of:=100 - ([.B22]*100/[.B23])" office:value-type="float" office:value="36.827962944122" calcext:value-type="float">
            <text:p>36.827962944122</text:p>
          </table:table-cell>
          <table:table-cell table:formula="of:=IF([.H23]&lt;1; 0; 1)" office:value-type="float" office:value="1" calcext:value-type="float">
            <text:p>1</text:p>
          </table:table-cell>
          <table:table-cell table:formula="of:=[.B23]/[.A23]" office:value-type="float" office:value="0.000302660390421528" calcext:value-type="float">
            <text:p>0.000302660390422</text:p>
          </table:table-cell>
          <table:table-cell table:number-columns-repeated="5"/>
        </table:table-row>
        <table:table-row table:style-name="ro1">
          <table:table-cell office:value-type="float" office:value="75" calcext:value-type="float">
            <text:p>75</text:p>
          </table:table-cell>
          <table:table-cell office:value-type="float" office:value="0.0207281354752658" calcext:value-type="float">
            <text:p>0.020728135475266</text:p>
          </table:table-cell>
          <table:table-cell office:value-type="float" office:value="0.00559511595418937" calcext:value-type="float">
            <text:p>0.005595115954189</text:p>
          </table:table-cell>
          <table:table-cell table:number-columns-repeated="3"/>
          <table:table-cell table:formula="of:=[.B24]-[.B23]" office:value-type="float" office:value="0.00559511595418937" calcext:value-type="float">
            <text:p>0.005595115954189</text:p>
          </table:table-cell>
          <table:table-cell table:formula="of:=100 - ([.B23]*100/[.B24])" office:value-type="float" office:value="26.9928569352793" calcext:value-type="float">
            <text:p>26.9928569352793</text:p>
          </table:table-cell>
          <table:table-cell table:formula="of:=IF([.H24]&lt;1; 0; 1)" office:value-type="float" office:value="1" calcext:value-type="float">
            <text:p>1</text:p>
          </table:table-cell>
          <table:table-cell table:formula="of:=[.B24]/[.A24]" office:value-type="float" office:value="0.00027637513967021" calcext:value-type="float">
            <text:p>0.00027637513967</text:p>
          </table:table-cell>
          <table:table-cell table:number-columns-repeated="5"/>
        </table:table-row>
        <table:table-row table:style-name="ro1">
          <table:table-cell office:value-type="float" office:value="100" calcext:value-type="float">
            <text:p>100</text:p>
          </table:table-cell>
          <table:table-cell office:value-type="float" office:value="0.0263466442969139" calcext:value-type="float">
            <text:p>0.026346644296914</text:p>
          </table:table-cell>
          <table:table-cell office:value-type="float" office:value="0.00561850882164815" calcext:value-type="float">
            <text:p>0.005618508821648</text:p>
          </table:table-cell>
          <table:table-cell table:number-columns-repeated="3"/>
          <table:table-cell table:formula="of:=[.B25]-[.B24]" office:value-type="float" office:value="0.00561850882164815" calcext:value-type="float">
            <text:p>0.005618508821648</text:p>
          </table:table-cell>
          <table:table-cell table:formula="of:=100 - ([.B24]*100/[.B25])" office:value-type="float" office:value="21.3253299294221" calcext:value-type="float">
            <text:p>21.3253299294221</text:p>
          </table:table-cell>
          <table:table-cell table:formula="of:=IF([.H25]&lt;1; 0; 1)" office:value-type="float" office:value="1" calcext:value-type="float">
            <text:p>1</text:p>
          </table:table-cell>
          <table:table-cell table:formula="of:=[.B25]/[.A25]" office:value-type="float" office:value="0.000263466442969139" calcext:value-type="float">
            <text:p>0.000263466442969</text:p>
          </table:table-cell>
          <table:table-cell table:number-columns-repeated="5"/>
        </table:table-row>
        <table:table-row table:style-name="ro1">
          <table:table-cell office:value-type="float" office:value="125" calcext:value-type="float">
            <text:p>125</text:p>
          </table:table-cell>
          <table:table-cell office:value-type="float" office:value="0.0319448936726451" calcext:value-type="float">
            <text:p>0.031944893672645</text:p>
          </table:table-cell>
          <table:table-cell office:value-type="float" office:value="0.00559824937573119" calcext:value-type="float">
            <text:p>0.005598249375731</text:p>
          </table:table-cell>
          <table:table-cell table:number-columns-repeated="3"/>
          <table:table-cell table:formula="of:=[.B26]-[.B25]" office:value-type="float" office:value="0.00559824937573119" calcext:value-type="float">
            <text:p>0.005598249375731</text:p>
          </table:table-cell>
          <table:table-cell table:formula="of:=100 - ([.B25]*100/[.B26])" office:value-type="float" office:value="17.5247081211137" calcext:value-type="float">
            <text:p>17.5247081211137</text:p>
          </table:table-cell>
          <table:table-cell table:formula="of:=IF([.H26]&lt;1; 0; 1)" office:value-type="float" office:value="1" calcext:value-type="float">
            <text:p>1</text:p>
          </table:table-cell>
          <table:table-cell table:formula="of:=[.B26]/[.A26]" office:value-type="float" office:value="0.000255559149381161" calcext:value-type="float">
            <text:p>0.000255559149381</text:p>
          </table:table-cell>
          <table:table-cell table:number-columns-repeated="5"/>
        </table:table-row>
        <table:table-row table:style-name="ro1">
          <table:table-cell office:value-type="float" office:value="150" calcext:value-type="float">
            <text:p>150</text:p>
          </table:table-cell>
          <table:table-cell office:value-type="float" office:value="0.0374969959495015" calcext:value-type="float">
            <text:p>0.037496995949502</text:p>
          </table:table-cell>
          <table:table-cell office:value-type="float" office:value="0.00555210227685635" calcext:value-type="float">
            <text:p>0.005552102276856</text:p>
          </table:table-cell>
          <table:table-cell table:number-columns-repeated="3"/>
          <table:table-cell table:formula="of:=[.B27]-[.B26]" office:value-type="float" office:value="0.00555210227685636" calcext:value-type="float">
            <text:p>0.005552102276856</text:p>
          </table:table-cell>
          <table:table-cell table:formula="of:=100 - ([.B26]*100/[.B27])" office:value-type="float" office:value="14.8067922143245" calcext:value-type="float">
            <text:p>14.8067922143245</text:p>
          </table:table-cell>
          <table:table-cell table:formula="of:=IF([.H27]&lt;1; 0; 1)" office:value-type="float" office:value="1" calcext:value-type="float">
            <text:p>1</text:p>
          </table:table-cell>
          <table:table-cell table:formula="of:=[.B27]/[.A27]" office:value-type="float" office:value="0.000249979972996677" calcext:value-type="float">
            <text:p>0.000249979972997</text:p>
          </table:table-cell>
          <table:table-cell table:number-columns-repeated="5"/>
        </table:table-row>
        <table:table-row table:style-name="ro1">
          <table:table-cell office:value-type="float" office:value="175" calcext:value-type="float">
            <text:p>175</text:p>
          </table:table-cell>
          <table:table-cell office:value-type="float" office:value="0.0430507762276366" calcext:value-type="float">
            <text:p>0.043050776227637</text:p>
          </table:table-cell>
          <table:table-cell office:value-type="float" office:value="0.00555378027813512" calcext:value-type="float">
            <text:p>0.005553780278135</text:p>
          </table:table-cell>
          <table:table-cell table:number-columns-repeated="3"/>
          <table:table-cell table:formula="of:=[.B28]-[.B27]" office:value-type="float" office:value="0.00555378027813512" calcext:value-type="float">
            <text:p>0.005553780278135</text:p>
          </table:table-cell>
          <table:table-cell table:formula="of:=100 - ([.B27]*100/[.B28])" office:value-type="float" office:value="12.9005345891298" calcext:value-type="float">
            <text:p>12.9005345891298</text:p>
          </table:table-cell>
          <table:table-cell table:formula="of:=IF([.H28]&lt;1; 0; 1)" office:value-type="float" office:value="1" calcext:value-type="float">
            <text:p>1</text:p>
          </table:table-cell>
          <table:table-cell table:formula="of:=[.B28]/[.A28]" office:value-type="float" office:value="0.000246004435586495" calcext:value-type="float">
            <text:p>0.000246004435586</text:p>
          </table:table-cell>
          <table:table-cell table:number-columns-repeated="5"/>
        </table:table-row>
        <table:table-row table:style-name="ro1">
          <table:table-cell office:value-type="float" office:value="200" calcext:value-type="float">
            <text:p>200</text:p>
          </table:table-cell>
          <table:table-cell office:value-type="float" office:value="0.048590369131997" calcext:value-type="float">
            <text:p>0.048590369131997</text:p>
          </table:table-cell>
          <table:table-cell office:value-type="float" office:value="0.00553959290436043" calcext:value-type="float">
            <text:p>0.00553959290436</text:p>
          </table:table-cell>
          <table:table-cell table:number-columns-repeated="3"/>
          <table:table-cell table:formula="of:=[.B29]-[.B28]" office:value-type="float" office:value="0.00553959290436043" calcext:value-type="float">
            <text:p>0.00553959290436</text:p>
          </table:table-cell>
          <table:table-cell table:formula="of:=100 - ([.B28]*100/[.B29])" office:value-type="float" office:value="11.4005985204846" calcext:value-type="float">
            <text:p>11.4005985204846</text:p>
          </table:table-cell>
          <table:table-cell table:formula="of:=IF([.H29]&lt;1; 0; 1)" office:value-type="float" office:value="1" calcext:value-type="float">
            <text:p>1</text:p>
          </table:table-cell>
          <table:table-cell table:formula="of:=[.B29]/[.A29]" office:value-type="float" office:value="0.000242951845659985" calcext:value-type="float">
            <text:p>0.00024295184566</text:p>
          </table:table-cell>
          <table:table-cell table:number-columns-repeated="5"/>
        </table:table-row>
        <table:table-row table:style-name="ro1">
          <table:table-cell office:value-type="float" office:value="225" calcext:value-type="float">
            <text:p>225</text:p>
          </table:table-cell>
          <table:table-cell office:value-type="float" office:value="0.0541413545131942" calcext:value-type="float">
            <text:p>0.054141354513194</text:p>
          </table:table-cell>
          <table:table-cell office:value-type="float" office:value="0.00555098538119715" calcext:value-type="float">
            <text:p>0.005550985381197</text:p>
          </table:table-cell>
          <table:table-cell table:number-columns-repeated="3"/>
          <table:table-cell table:formula="of:=[.B30]-[.B29]" office:value-type="float" office:value="0.00555098538119715" calcext:value-type="float">
            <text:p>0.005550985381197</text:p>
          </table:table-cell>
          <table:table-cell table:formula="of:=100 - ([.B29]*100/[.B30])" office:value-type="float" office:value="10.2527641414002" calcext:value-type="float">
            <text:p>10.2527641414002</text:p>
          </table:table-cell>
          <table:table-cell table:formula="of:=IF([.H30]&lt;1; 0; 1)" office:value-type="float" office:value="1" calcext:value-type="float">
            <text:p>1</text:p>
          </table:table-cell>
          <table:table-cell table:formula="of:=[.B30]/[.A30]" office:value-type="float" office:value="0.000240628242280863" calcext:value-type="float">
            <text:p>0.000240628242281</text:p>
          </table:table-cell>
          <table:table-cell table:number-columns-repeated="5"/>
        </table:table-row>
        <table:table-row table:style-name="ro1">
          <table:table-cell office:value-type="float" office:value="250" calcext:value-type="float">
            <text:p>250</text:p>
          </table:table-cell>
          <table:table-cell office:value-type="float" office:value="0.0597333079024324" calcext:value-type="float">
            <text:p>0.059733307902433</text:p>
          </table:table-cell>
          <table:table-cell office:value-type="float" office:value="0.00559195338923824" calcext:value-type="float">
            <text:p>0.005591953389238</text:p>
          </table:table-cell>
          <table:table-cell table:number-columns-repeated="3"/>
          <table:table-cell table:formula="of:=[.B31]-[.B30]" office:value-type="float" office:value="0.00559195338923824" calcext:value-type="float">
            <text:p>0.005591953389238</text:p>
          </table:table-cell>
          <table:table-cell table:formula="of:=100 - ([.B30]*100/[.B31])" office:value-type="float" office:value="9.36153309703199" calcext:value-type="float">
            <text:p>9.36153309703199</text:p>
          </table:table-cell>
          <table:table-cell table:formula="of:=IF([.H31]&lt;1; 0; 1)" office:value-type="float" office:value="1" calcext:value-type="float">
            <text:p>1</text:p>
          </table:table-cell>
          <table:table-cell table:formula="of:=[.B31]/[.A31]" office:value-type="float" office:value="0.00023893323160973" calcext:value-type="float">
            <text:p>0.00023893323161</text:p>
          </table:table-cell>
          <table:table-cell table:number-columns-repeated="5"/>
        </table:table-row>
        <table:table-row table:style-name="ro1">
          <table:table-cell office:value-type="float" office:value="275" calcext:value-type="float">
            <text:p>275</text:p>
          </table:table-cell>
          <table:table-cell office:value-type="float" office:value="0.0653754082702622" calcext:value-type="float">
            <text:p>0.065375408270262</text:p>
          </table:table-cell>
          <table:table-cell office:value-type="float" office:value="0.00564210036782977" calcext:value-type="float">
            <text:p>0.00564210036783</text:p>
          </table:table-cell>
          <table:table-cell table:number-columns-repeated="3"/>
          <table:table-cell table:formula="of:=[.B32]-[.B31]" office:value-type="float" office:value="0.00564210036782977" calcext:value-type="float">
            <text:p>0.00564210036783</text:p>
          </table:table-cell>
          <table:table-cell table:formula="of:=100 - ([.B31]*100/[.B32])" office:value-type="float" office:value="8.63030995463204" calcext:value-type="float">
            <text:p>8.63030995463204</text:p>
          </table:table-cell>
          <table:table-cell table:formula="of:=IF([.H32]&lt;1; 0; 1)" office:value-type="float" office:value="1" calcext:value-type="float">
            <text:p>1</text:p>
          </table:table-cell>
          <table:table-cell table:formula="of:=[.B32]/[.A32]" office:value-type="float" office:value="0.000237728757346408" calcext:value-type="float">
            <text:p>0.000237728757346</text:p>
          </table:table-cell>
          <table:table-cell table:number-columns-repeated="5"/>
        </table:table-row>
        <table:table-row table:style-name="ro1">
          <table:table-cell office:value-type="float" office:value="300" calcext:value-type="float">
            <text:p>300</text:p>
          </table:table-cell>
          <table:table-cell office:value-type="float" office:value="0.0708714665360887" calcext:value-type="float">
            <text:p>0.070871466536089</text:p>
          </table:table-cell>
          <table:table-cell office:value-type="float" office:value="0.00549605826582654" calcext:value-type="float">
            <text:p>0.005496058265827</text:p>
          </table:table-cell>
          <table:table-cell table:number-columns-repeated="3"/>
          <table:table-cell table:formula="of:=[.B33]-[.B32]" office:value-type="float" office:value="0.00549605826582654" calcext:value-type="float">
            <text:p>0.005496058265827</text:p>
          </table:table-cell>
          <table:table-cell table:formula="of:=100 - ([.B32]*100/[.B33])" office:value-type="float" office:value="7.75496618660752" calcext:value-type="float">
            <text:p>7.75496618660752</text:p>
          </table:table-cell>
          <table:table-cell table:formula="of:=IF([.H33]&lt;1; 0; 1)" office:value-type="float" office:value="1" calcext:value-type="float">
            <text:p>1</text:p>
          </table:table-cell>
          <table:table-cell table:formula="of:=[.B33]/[.A33]" office:value-type="float" office:value="0.000236238221786962" calcext:value-type="float">
            <text:p>0.000236238221787</text:p>
          </table:table-cell>
          <table:table-cell table:number-columns-repeated="5"/>
        </table:table-row>
        <table:table-row table:style-name="ro1">
          <table:table-cell office:value-type="float" office:value="325" calcext:value-type="float">
            <text:p>325</text:p>
          </table:table-cell>
          <table:table-cell office:value-type="float" office:value="0.0764082496817091" calcext:value-type="float">
            <text:p>0.076408249681709</text:p>
          </table:table-cell>
          <table:table-cell office:value-type="float" office:value="0.00553678314562042" calcext:value-type="float">
            <text:p>0.00553678314562</text:p>
          </table:table-cell>
          <table:table-cell table:number-columns-repeated="3"/>
          <table:table-cell table:formula="of:=[.B34]-[.B33]" office:value-type="float" office:value="0.00553678314562042" calcext:value-type="float">
            <text:p>0.00553678314562</text:p>
          </table:table-cell>
          <table:table-cell table:formula="of:=100 - ([.B33]*100/[.B34])" office:value-type="float" office:value="7.24631590003014" calcext:value-type="float">
            <text:p>7.24631590003014</text:p>
          </table:table-cell>
          <table:table-cell table:formula="of:=IF([.H34]&lt;1; 0; 1)" office:value-type="float" office:value="1" calcext:value-type="float">
            <text:p>1</text:p>
          </table:table-cell>
          <table:table-cell table:formula="of:=[.B34]/[.A34]" office:value-type="float" office:value="0.000235102306712951" calcext:value-type="float">
            <text:p>0.000235102306713</text:p>
          </table:table-cell>
          <table:table-cell table:number-columns-repeated="5"/>
        </table:table-row>
        <table:table-row table:style-name="ro1">
          <table:table-cell office:value-type="float" office:value="350" calcext:value-type="float">
            <text:p>350</text:p>
          </table:table-cell>
          <table:table-cell office:value-type="float" office:value="0.0820909721575062" calcext:value-type="float">
            <text:p>0.082090972157506</text:p>
          </table:table-cell>
          <table:table-cell office:value-type="float" office:value="0.00568272247579701" calcext:value-type="float">
            <text:p>0.005682722475797</text:p>
          </table:table-cell>
          <table:table-cell table:number-columns-repeated="3"/>
          <table:table-cell table:formula="of:=[.B35]-[.B34]" office:value-type="float" office:value="0.00568272247579701" calcext:value-type="float">
            <text:p>0.005682722475797</text:p>
          </table:table-cell>
          <table:table-cell table:formula="of:=100 - ([.B34]*100/[.B35])" office:value-type="float" office:value="6.92246945850964" calcext:value-type="float">
            <text:p>6.92246945850964</text:p>
          </table:table-cell>
          <table:table-cell table:formula="of:=IF([.H35]&lt;1; 0; 1)" office:value-type="float" office:value="1" calcext:value-type="float">
            <text:p>1</text:p>
          </table:table-cell>
          <table:table-cell table:formula="of:=[.B35]/[.A35]" office:value-type="float" office:value="0.000234545634735732" calcext:value-type="float">
            <text:p>0.000234545634736</text:p>
          </table:table-cell>
          <table:table-cell table:number-columns-repeated="5"/>
        </table:table-row>
        <table:table-row table:style-name="ro1">
          <table:table-cell office:value-type="float" office:value="375" calcext:value-type="float">
            <text:p>375</text:p>
          </table:table-cell>
          <table:table-cell office:value-type="float" office:value="0.0880281871998923" calcext:value-type="float">
            <text:p>0.088028187199892</text:p>
          </table:table-cell>
          <table:table-cell office:value-type="float" office:value="0.00593721504238613" calcext:value-type="float">
            <text:p>0.005937215042386</text:p>
          </table:table-cell>
          <table:table-cell table:number-columns-repeated="3"/>
          <table:table-cell table:formula="of:=[.B36]-[.B35]" office:value-type="float" office:value="0.00593721504238613" calcext:value-type="float">
            <text:p>0.005937215042386</text:p>
          </table:table-cell>
          <table:table-cell table:formula="of:=100 - ([.B35]*100/[.B36])" office:value-type="float" office:value="6.74467489476302" calcext:value-type="float">
            <text:p>6.74467489476302</text:p>
          </table:table-cell>
          <table:table-cell table:formula="of:=IF([.H36]&lt;1; 0; 1)" office:value-type="float" office:value="1" calcext:value-type="float">
            <text:p>1</text:p>
          </table:table-cell>
          <table:table-cell table:formula="of:=[.B36]/[.A36]" office:value-type="float" office:value="0.000234741832533046" calcext:value-type="float">
            <text:p>0.000234741832533</text:p>
          </table:table-cell>
          <table:table-cell table:number-columns-repeated="5"/>
        </table:table-row>
        <table:table-row table:style-name="ro1">
          <table:table-cell office:value-type="float" office:value="400" calcext:value-type="float">
            <text:p>400</text:p>
          </table:table-cell>
          <table:table-cell office:value-type="float" office:value="0.0877816190031887" calcext:value-type="float">
            <text:p>0.087781619003189</text:p>
          </table:table-cell>
          <table:table-cell office:value-type="float" office:value="-0.000246568196703656" calcext:value-type="float">
            <text:p>-0.000246568196704</text:p>
          </table:table-cell>
          <table:table-cell table:number-columns-repeated="3"/>
          <table:table-cell table:formula="of:=[.B37]-[.B36]" office:value-type="float" office:value="-0.000246568196703642" calcext:value-type="float">
            <text:p>-0.000246568196704</text:p>
          </table:table-cell>
          <table:table-cell table:formula="of:=100 - ([.B36]*100/[.B37])" office:value-type="float" office:value="-0.280888185366791" calcext:value-type="float">
            <text:p>-0.280888185366791</text:p>
          </table:table-cell>
          <table:table-cell table:formula="of:=IF([.H37]&lt;1; 0; 1)" office:value-type="float" office:value="0" calcext:value-type="float">
            <text:p>0</text:p>
          </table:table-cell>
          <table:table-cell table:formula="of:=[.B37]/[.A37]" office:value-type="float" office:value="0.000219454047507972" calcext:value-type="float">
            <text:p>0.000219454047508</text:p>
          </table:table-cell>
          <table:table-cell table:number-columns-repeated="5"/>
        </table:table-row>
        <table:table-row table:style-name="ro1">
          <table:table-cell table:number-columns-repeated="15"/>
        </table:table-row>
        <table:table-row table:style-name="ro1">
          <table:table-cell office:value-type="string" calcext:value-type="string">
            <text:p>Average of Averages, M1 Delta &amp; M2 Delta</text:p>
          </table:table-cell>
          <table:table-cell table:number-columns-repeated="14"/>
        </table:table-row>
        <table:table-row table:style-name="ro1">
          <table:table-cell office:value-type="float" office:value="0.00517410693822716" calcext:value-type="float">
            <text:p>0.005174106938227</text:p>
          </table:table-cell>
          <table:table-cell table:number-columns-repeated="14"/>
        </table:table-row>
        <table:table-row table:style-name="ro1">
          <table:table-cell table:number-columns-repeated="15"/>
        </table:table-row>
        <table:table-row table:style-name="ro1">
          <table:table-cell office:value-type="string" calcext:value-type="string">
            <text:p>Velocity Increase (m/s), per PWM unit</text:p>
          </table:table-cell>
          <table:table-cell table:number-columns-repeated="14"/>
        </table:table-row>
        <table:table-row table:style-name="ro1">
          <table:table-cell office:value-type="float" office:value="0.000206964277529086" calcext:value-type="float">
            <text:p>0.000206964277529</text:p>
          </table:table-cell>
          <table:table-cell table:number-columns-repeated="14"/>
        </table:table-row>
        <table:table-row table:style-name="ro1">
          <table:table-cell table:number-columns-repeated="4"/>
          <table:table-cell table:style-name="ce2" office:value-type="string" calcext:value-type="string">
            <text:p>Random Guess</text:p>
          </table:table-cell>
          <table:table-cell table:number-columns-repeated="10"/>
        </table:table-row>
        <table:table-row table:style-name="ro1">
          <table:table-cell table:number-columns-repeated="4"/>
          <table:table-cell table:style-name="ce2" office:value-type="float" office:value="0.000245" calcext:value-type="float">
            <text:p>0.000245</text:p>
          </table:table-cell>
          <table:table-cell table:number-columns-repeated="10"/>
        </table:table-row>
        <table:table-row table:style-name="ro1">
          <table:table-cell office:value-type="string" calcext:value-type="string">
            <text:p>pwm</text:p>
          </table:table-cell>
          <table:table-cell office:value-type="string" calcext:value-type="string">
            <text:p>avg vel/pwm * PWM</text:p>
          </table:table-cell>
          <table:table-cell office:value-type="string" calcext:value-type="string">
            <text:p>Long-way Calc</text:p>
          </table:table-cell>
          <table:table-cell office:value-type="string" calcext:value-type="string">
            <text:p>Per-PWM const</text:p>
          </table:table-cell>
          <table:table-cell office:value-type="string" calcext:value-type="string">
            <text:p>Guess * PWM</text:p>
          </table:table-cell>
          <table:table-cell office:value-type="string" calcext:value-type="string">
            <text:p>M2 Raw – Guess*PWM</text:p>
          </table:table-cell>
          <table:table-cell table:number-columns-repeated="9"/>
        </table:table-row>
        <table:table-row table:style-name="ro1">
          <table:table-cell table:formula="of:=[.A21]" office:value-type="float" office:value="0" calcext:value-type="float">
            <text:p>0</text:p>
          </table:table-cell>
          <table:table-cell table:formula="of:=[.$K$22]*[.A47]" office:value-type="float" office:value="0" calcext:value-type="float">
            <text:p>0</text:p>
          </table:table-cell>
          <table:table-cell table:number-columns-repeated="3" office:value-type="float" office:value="0" calcext:value-type="float">
            <text:p>0</text:p>
          </table:table-cell>
          <table:table-cell table:formula="of:=[.B21]-[.E47]" office:value-type="float" office:value="0.00390450145671518" calcext:value-type="float">
            <text:p>0.003904501456715</text:p>
          </table:table-cell>
          <table:table-cell table:number-columns-repeated="9"/>
        </table:table-row>
        <table:table-row table:style-name="ro1">
          <table:table-cell table:formula="of:=[.A22]" office:value-type="float" office:value="25" calcext:value-type="float">
            <text:p>25</text:p>
          </table:table-cell>
          <table:table-cell table:formula="of:=[.$K$22]*[.A48]" office:value-type="float" office:value="0.0064011923737187" calcext:value-type="float">
            <text:p>0.006401192373719</text:p>
          </table:table-cell>
          <table:table-cell table:formula="of:=[.A48]*[.$A$43]" office:value-type="float" office:value="0.00517410693822716" calcext:value-type="float">
            <text:p>0.005174106938227</text:p>
          </table:table-cell>
          <table:table-cell table:formula="of:=[.A22]*[.J22]" office:value-type="float" office:value="0.00955983669952765" calcext:value-type="float">
            <text:p>0.009559836699528</text:p>
          </table:table-cell>
          <table:table-cell table:formula="of:=[.A48]*[.$E$45]" office:value-type="float" office:value="0.006125" calcext:value-type="float">
            <text:p>0.006125</text:p>
          </table:table-cell>
          <table:table-cell table:formula="of:=[.B22]-[.E48]" office:value-type="float" office:value="0.00343483669952765" calcext:value-type="float">
            <text:p>0.003434836699528</text:p>
          </table:table-cell>
          <table:table-cell table:number-columns-repeated="9"/>
        </table:table-row>
        <table:table-row table:style-name="ro1">
          <table:table-cell table:formula="of:=[.A23]" office:value-type="float" office:value="50" calcext:value-type="float">
            <text:p>50</text:p>
          </table:table-cell>
          <table:table-cell table:formula="of:=[.$K$22]*[.A49]" office:value-type="float" office:value="0.0128023847474374" calcext:value-type="float">
            <text:p>0.012802384747437</text:p>
          </table:table-cell>
          <table:table-cell table:formula="of:=[.A49]*[.$A$43]" office:value-type="float" office:value="0.0103482138764543" calcext:value-type="float">
            <text:p>0.010348213876454</text:p>
          </table:table-cell>
          <table:table-cell table:formula="of:=[.A23]*[.J23]" office:value-type="float" office:value="0.0151330195210764" calcext:value-type="float">
            <text:p>0.015133019521077</text:p>
          </table:table-cell>
          <table:table-cell table:formula="of:=[.A49]*[.$E$45]" office:value-type="float" office:value="0.01225" calcext:value-type="float">
            <text:p>0.01225</text:p>
          </table:table-cell>
          <table:table-cell table:formula="of:=[.B23]-[.E49]" office:value-type="float" office:value="0.00288301952107641" calcext:value-type="float">
            <text:p>0.002883019521076</text:p>
          </table:table-cell>
          <table:table-cell table:number-columns-repeated="9"/>
        </table:table-row>
        <table:table-row table:style-name="ro1">
          <table:table-cell table:formula="of:=[.A24]" office:value-type="float" office:value="75" calcext:value-type="float">
            <text:p>75</text:p>
          </table:table-cell>
          <table:table-cell table:formula="of:=[.$K$22]*[.A50]" office:value-type="float" office:value="0.0192035771211561" calcext:value-type="float">
            <text:p>0.019203577121156</text:p>
          </table:table-cell>
          <table:table-cell table:formula="of:=[.A50]*[.$A$43]" office:value-type="float" office:value="0.0155223208146815" calcext:value-type="float">
            <text:p>0.015522320814682</text:p>
          </table:table-cell>
          <table:table-cell table:formula="of:=[.A24]*[.J24]" office:value-type="float" office:value="0.0207281354752658" calcext:value-type="float">
            <text:p>0.020728135475266</text:p>
          </table:table-cell>
          <table:table-cell table:formula="of:=[.A50]*[.$E$45]" office:value-type="float" office:value="0.018375" calcext:value-type="float">
            <text:p>0.018375</text:p>
          </table:table-cell>
          <table:table-cell table:formula="of:=[.B24]-[.E50]" office:value-type="float" office:value="0.00235313547526578" calcext:value-type="float">
            <text:p>0.002353135475266</text:p>
          </table:table-cell>
          <table:table-cell table:number-columns-repeated="9"/>
        </table:table-row>
        <table:table-row table:style-name="ro1">
          <table:table-cell table:formula="of:=[.A25]" office:value-type="float" office:value="100" calcext:value-type="float">
            <text:p>100</text:p>
          </table:table-cell>
          <table:table-cell table:formula="of:=[.$K$22]*[.A51]" office:value-type="float" office:value="0.0256047694948748" calcext:value-type="float">
            <text:p>0.025604769494875</text:p>
          </table:table-cell>
          <table:table-cell table:formula="of:=[.A51]*[.$A$43]" office:value-type="float" office:value="0.0206964277529086" calcext:value-type="float">
            <text:p>0.020696427752909</text:p>
          </table:table-cell>
          <table:table-cell table:formula="of:=[.A25]*[.J25]" office:value-type="float" office:value="0.0263466442969139" calcext:value-type="float">
            <text:p>0.026346644296914</text:p>
          </table:table-cell>
          <table:table-cell table:formula="of:=[.A51]*[.$E$45]" office:value-type="float" office:value="0.0245" calcext:value-type="float">
            <text:p>0.0245</text:p>
          </table:table-cell>
          <table:table-cell table:formula="of:=[.B25]-[.E51]" office:value-type="float" office:value="0.00184664429691393" calcext:value-type="float">
            <text:p>0.001846644296914</text:p>
          </table:table-cell>
          <table:table-cell table:number-columns-repeated="9"/>
        </table:table-row>
        <table:table-row table:style-name="ro1">
          <table:table-cell table:formula="of:=[.A26]" office:value-type="float" office:value="125" calcext:value-type="float">
            <text:p>125</text:p>
          </table:table-cell>
          <table:table-cell table:formula="of:=[.$K$22]*[.A52]" office:value-type="float" office:value="0.0320059618685935" calcext:value-type="float">
            <text:p>0.032005961868594</text:p>
          </table:table-cell>
          <table:table-cell table:formula="of:=[.A52]*[.$A$43]" office:value-type="float" office:value="0.0258705346911358" calcext:value-type="float">
            <text:p>0.025870534691136</text:p>
          </table:table-cell>
          <table:table-cell table:formula="of:=[.A26]*[.J26]" office:value-type="float" office:value="0.0319448936726451" calcext:value-type="float">
            <text:p>0.031944893672645</text:p>
          </table:table-cell>
          <table:table-cell table:formula="of:=[.A52]*[.$E$45]" office:value-type="float" office:value="0.030625" calcext:value-type="float">
            <text:p>0.030625</text:p>
          </table:table-cell>
          <table:table-cell table:formula="of:=[.B26]-[.E52]" office:value-type="float" office:value="0.00131989367264512" calcext:value-type="float">
            <text:p>0.001319893672645</text:p>
          </table:table-cell>
          <table:table-cell table:number-columns-repeated="3"/>
          <table:table-cell office:value-type="string" calcext:value-type="string">
            <text:p><text:s text:c="2"/></text:p>
          </table:table-cell>
          <table:table-cell table:number-columns-repeated="5"/>
        </table:table-row>
        <table:table-row table:style-name="ro1">
          <table:table-cell table:formula="of:=[.A27]" office:value-type="float" office:value="150" calcext:value-type="float">
            <text:p>150</text:p>
          </table:table-cell>
          <table:table-cell table:formula="of:=[.$K$22]*[.A53]" office:value-type="float" office:value="0.0384071542423122" calcext:value-type="float">
            <text:p>0.038407154242312</text:p>
          </table:table-cell>
          <table:table-cell table:formula="of:=[.A53]*[.$A$43]" office:value-type="float" office:value="0.031044641629363" calcext:value-type="float">
            <text:p>0.031044641629363</text:p>
          </table:table-cell>
          <table:table-cell table:formula="of:=[.A27]*[.J27]" office:value-type="float" office:value="0.0374969959495015" calcext:value-type="float">
            <text:p>0.037496995949502</text:p>
          </table:table-cell>
          <table:table-cell table:formula="of:=[.A53]*[.$E$45]" office:value-type="float" office:value="0.03675" calcext:value-type="float">
            <text:p>0.03675</text:p>
          </table:table-cell>
          <table:table-cell table:formula="of:=[.B27]-[.E53]" office:value-type="float" office:value="0.000746995949501485" calcext:value-type="float">
            <text:p>0.000746995949501</text:p>
          </table:table-cell>
          <table:table-cell table:number-columns-repeated="9"/>
        </table:table-row>
        <table:table-row table:style-name="ro1">
          <table:table-cell table:formula="of:=[.A28]" office:value-type="float" office:value="175" calcext:value-type="float">
            <text:p>175</text:p>
          </table:table-cell>
          <table:table-cell table:formula="of:=[.$K$22]*[.A54]" office:value-type="float" office:value="0.0448083466160309" calcext:value-type="float">
            <text:p>0.044808346616031</text:p>
          </table:table-cell>
          <table:table-cell table:formula="of:=[.A54]*[.$A$43]" office:value-type="float" office:value="0.0362187485675901" calcext:value-type="float">
            <text:p>0.03621874856759</text:p>
          </table:table-cell>
          <table:table-cell table:formula="of:=[.A28]*[.J28]" office:value-type="float" office:value="0.0430507762276366" calcext:value-type="float">
            <text:p>0.043050776227637</text:p>
          </table:table-cell>
          <table:table-cell table:formula="of:=[.A54]*[.$E$45]" office:value-type="float" office:value="0.042875" calcext:value-type="float">
            <text:p>0.042875</text:p>
          </table:table-cell>
          <table:table-cell table:formula="of:=[.B28]-[.E54]" office:value-type="float" office:value="0.000175776227636607" calcext:value-type="float">
            <text:p>0.000175776227637</text:p>
          </table:table-cell>
          <table:table-cell table:number-columns-repeated="9"/>
        </table:table-row>
        <table:table-row table:style-name="ro1">
          <table:table-cell table:formula="of:=[.A29]" office:value-type="float" office:value="200" calcext:value-type="float">
            <text:p>200</text:p>
          </table:table-cell>
          <table:table-cell table:formula="of:=[.$K$22]*[.A55]" office:value-type="float" office:value="0.0512095389897496" calcext:value-type="float">
            <text:p>0.05120953898975</text:p>
          </table:table-cell>
          <table:table-cell table:formula="of:=[.A55]*[.$A$43]" office:value-type="float" office:value="0.0413928555058173" calcext:value-type="float">
            <text:p>0.041392855505817</text:p>
          </table:table-cell>
          <table:table-cell table:formula="of:=[.A29]*[.J29]" office:value-type="float" office:value="0.048590369131997" calcext:value-type="float">
            <text:p>0.048590369131997</text:p>
          </table:table-cell>
          <table:table-cell table:formula="of:=[.A55]*[.$E$45]" office:value-type="float" office:value="0.049" calcext:value-type="float">
            <text:p>0.049</text:p>
          </table:table-cell>
          <table:table-cell table:formula="of:=[.B29]-[.E55]" office:value-type="float" office:value="-0.000409630868002969" calcext:value-type="float">
            <text:p>-0.000409630868003</text:p>
          </table:table-cell>
          <table:table-cell table:number-columns-repeated="9"/>
        </table:table-row>
        <table:table-row table:style-name="ro1">
          <table:table-cell table:formula="of:=[.A30]" office:value-type="float" office:value="225" calcext:value-type="float">
            <text:p>225</text:p>
          </table:table-cell>
          <table:table-cell table:formula="of:=[.$K$22]*[.A56]" office:value-type="float" office:value="0.0576107313634683" calcext:value-type="float">
            <text:p>0.057610731363468</text:p>
          </table:table-cell>
          <table:table-cell table:formula="of:=[.A56]*[.$A$43]" office:value-type="float" office:value="0.0465669624440445" calcext:value-type="float">
            <text:p>0.046566962444045</text:p>
          </table:table-cell>
          <table:table-cell table:formula="of:=[.A30]*[.J30]" office:value-type="float" office:value="0.0541413545131942" calcext:value-type="float">
            <text:p>0.054141354513194</text:p>
          </table:table-cell>
          <table:table-cell table:formula="of:=[.A56]*[.$E$45]" office:value-type="float" office:value="0.055125" calcext:value-type="float">
            <text:p>0.055125</text:p>
          </table:table-cell>
          <table:table-cell table:formula="of:=[.B30]-[.E56]" office:value-type="float" office:value="-0.000983645486805823" calcext:value-type="float">
            <text:p>-0.000983645486806</text:p>
          </table:table-cell>
          <table:table-cell table:number-columns-repeated="9"/>
        </table:table-row>
        <table:table-row table:style-name="ro1">
          <table:table-cell table:formula="of:=[.A31]" office:value-type="float" office:value="250" calcext:value-type="float">
            <text:p>250</text:p>
          </table:table-cell>
          <table:table-cell table:formula="of:=[.$K$22]*[.A57]" office:value-type="float" office:value="0.064011923737187" calcext:value-type="float">
            <text:p>0.064011923737187</text:p>
          </table:table-cell>
          <table:table-cell table:formula="of:=[.A57]*[.$A$43]" office:value-type="float" office:value="0.0517410693822716" calcext:value-type="float">
            <text:p>0.051741069382272</text:p>
          </table:table-cell>
          <table:table-cell table:formula="of:=[.A31]*[.J31]" office:value-type="float" office:value="0.0597333079024324" calcext:value-type="float">
            <text:p>0.059733307902433</text:p>
          </table:table-cell>
          <table:table-cell table:formula="of:=[.A57]*[.$E$45]" office:value-type="float" office:value="0.06125" calcext:value-type="float">
            <text:p>0.06125</text:p>
          </table:table-cell>
          <table:table-cell table:formula="of:=[.B31]-[.E57]" office:value-type="float" office:value="-0.00151669209756759" calcext:value-type="float">
            <text:p>-0.001516692097568</text:p>
          </table:table-cell>
          <table:table-cell table:number-columns-repeated="9"/>
        </table:table-row>
        <table:table-row table:style-name="ro1">
          <table:table-cell table:formula="of:=[.A32]" office:value-type="float" office:value="275" calcext:value-type="float">
            <text:p>275</text:p>
          </table:table-cell>
          <table:table-cell table:formula="of:=[.$K$22]*[.A58]" office:value-type="float" office:value="0.0704131161109057" calcext:value-type="float">
            <text:p>0.070413116110906</text:p>
          </table:table-cell>
          <table:table-cell table:formula="of:=[.A58]*[.$A$43]" office:value-type="float" office:value="0.0569151763204988" calcext:value-type="float">
            <text:p>0.056915176320499</text:p>
          </table:table-cell>
          <table:table-cell table:formula="of:=[.A32]*[.J32]" office:value-type="float" office:value="0.0653754082702622" calcext:value-type="float">
            <text:p>0.065375408270262</text:p>
          </table:table-cell>
          <table:table-cell table:formula="of:=[.A58]*[.$E$45]" office:value-type="float" office:value="0.067375" calcext:value-type="float">
            <text:p>0.067375</text:p>
          </table:table-cell>
          <table:table-cell table:formula="of:=[.B32]-[.E58]" office:value-type="float" office:value="-0.00199959172973782" calcext:value-type="float">
            <text:p>-0.001999591729738</text:p>
          </table:table-cell>
          <table:table-cell table:number-columns-repeated="9"/>
        </table:table-row>
        <table:table-row table:style-name="ro1">
          <table:table-cell table:formula="of:=[.A33]" office:value-type="float" office:value="300" calcext:value-type="float">
            <text:p>300</text:p>
          </table:table-cell>
          <table:table-cell table:formula="of:=[.$K$22]*[.A59]" office:value-type="float" office:value="0.0768143084846244" calcext:value-type="float">
            <text:p>0.076814308484624</text:p>
          </table:table-cell>
          <table:table-cell table:formula="of:=[.A59]*[.$A$43]" office:value-type="float" office:value="0.0620892832587259" calcext:value-type="float">
            <text:p>0.062089283258726</text:p>
          </table:table-cell>
          <table:table-cell table:formula="of:=[.A33]*[.J33]" office:value-type="float" office:value="0.0708714665360887" calcext:value-type="float">
            <text:p>0.070871466536089</text:p>
          </table:table-cell>
          <table:table-cell table:formula="of:=[.A59]*[.$E$45]" office:value-type="float" office:value="0.0735" calcext:value-type="float">
            <text:p>0.0735</text:p>
          </table:table-cell>
          <table:table-cell table:formula="of:=[.B33]-[.E59]" office:value-type="float" office:value="-0.00262853346391127" calcext:value-type="float">
            <text:p>-0.002628533463911</text:p>
          </table:table-cell>
          <table:table-cell table:number-columns-repeated="9"/>
        </table:table-row>
        <table:table-row table:style-name="ro1">
          <table:table-cell table:formula="of:=[.A34]" office:value-type="float" office:value="325" calcext:value-type="float">
            <text:p>325</text:p>
          </table:table-cell>
          <table:table-cell table:formula="of:=[.$K$22]*[.A60]" office:value-type="float" office:value="0.0832155008583431" calcext:value-type="float">
            <text:p>0.083215500858343</text:p>
          </table:table-cell>
          <table:table-cell table:formula="of:=[.A60]*[.$A$43]" office:value-type="float" office:value="0.0672633901969531" calcext:value-type="float">
            <text:p>0.067263390196953</text:p>
          </table:table-cell>
          <table:table-cell table:formula="of:=[.A34]*[.J34]" office:value-type="float" office:value="0.0764082496817091" calcext:value-type="float">
            <text:p>0.076408249681709</text:p>
          </table:table-cell>
          <table:table-cell table:formula="of:=[.A60]*[.$E$45]" office:value-type="float" office:value="0.079625" calcext:value-type="float">
            <text:p>0.079625</text:p>
          </table:table-cell>
          <table:table-cell table:formula="of:=[.B34]-[.E60]" office:value-type="float" office:value="-0.00321675031829086" calcext:value-type="float">
            <text:p>-0.003216750318291</text:p>
          </table:table-cell>
          <table:table-cell table:number-columns-repeated="9"/>
        </table:table-row>
        <table:table-row table:style-name="ro1">
          <table:table-cell table:formula="of:=[.A35]" office:value-type="float" office:value="350" calcext:value-type="float">
            <text:p>350</text:p>
          </table:table-cell>
          <table:table-cell table:formula="of:=[.$K$22]*[.A61]" office:value-type="float" office:value="0.0896166932320617" calcext:value-type="float">
            <text:p>0.089616693232062</text:p>
          </table:table-cell>
          <table:table-cell table:formula="of:=[.A61]*[.$A$43]" office:value-type="float" office:value="0.0724374971351803" calcext:value-type="float">
            <text:p>0.07243749713518</text:p>
          </table:table-cell>
          <table:table-cell table:formula="of:=[.A35]*[.J35]" office:value-type="float" office:value="0.0820909721575062" calcext:value-type="float">
            <text:p>0.082090972157506</text:p>
          </table:table-cell>
          <table:table-cell table:formula="of:=[.A61]*[.$E$45]" office:value-type="float" office:value="0.08575" calcext:value-type="float">
            <text:p>0.08575</text:p>
          </table:table-cell>
          <table:table-cell table:formula="of:=[.B35]-[.E61]" office:value-type="float" office:value="-0.00365902784249383" calcext:value-type="float">
            <text:p>-0.003659027842494</text:p>
          </table:table-cell>
          <table:table-cell table:number-columns-repeated="9"/>
        </table:table-row>
        <table:table-row table:style-name="ro1">
          <table:table-cell table:formula="of:=[.A36]" office:value-type="float" office:value="375" calcext:value-type="float">
            <text:p>375</text:p>
          </table:table-cell>
          <table:table-cell table:formula="of:=[.$K$22]*[.A62]" office:value-type="float" office:value="0.0960178856057804" calcext:value-type="float">
            <text:p>0.096017885605781</text:p>
          </table:table-cell>
          <table:table-cell table:formula="of:=[.A62]*[.$A$43]" office:value-type="float" office:value="0.0776116040734074" calcext:value-type="float">
            <text:p>0.077611604073408</text:p>
          </table:table-cell>
          <table:table-cell table:formula="of:=[.A36]*[.J36]" office:value-type="float" office:value="0.0880281871998923" calcext:value-type="float">
            <text:p>0.088028187199892</text:p>
          </table:table-cell>
          <table:table-cell table:formula="of:=[.A62]*[.$E$45]" office:value-type="float" office:value="0.091875" calcext:value-type="float">
            <text:p>0.091875</text:p>
          </table:table-cell>
          <table:table-cell table:formula="of:=[.B36]-[.E62]" office:value-type="float" office:value="-0.00384681280010771" calcext:value-type="float">
            <text:p>-0.003846812800108</text:p>
          </table:table-cell>
          <table:table-cell table:number-columns-repeated="9"/>
        </table:table-row>
        <table:table-row table:style-name="ro1">
          <table:table-cell table:formula="of:=[.A37]" office:value-type="float" office:value="400" calcext:value-type="float">
            <text:p>400</text:p>
          </table:table-cell>
          <table:table-cell table:formula="of:=[.$K$22]*[.A63]" office:value-type="float" office:value="0.102419077979499" calcext:value-type="float">
            <text:p>0.102419077979499</text:p>
          </table:table-cell>
          <table:table-cell table:formula="of:=[.A63]*[.$A$43]" office:value-type="float" office:value="0.0827857110116346" calcext:value-type="float">
            <text:p>0.082785711011635</text:p>
          </table:table-cell>
          <table:table-cell table:formula="of:=[.A37]*[.J37]" office:value-type="float" office:value="0.0877816190031887" calcext:value-type="float">
            <text:p>0.087781619003189</text:p>
          </table:table-cell>
          <table:table-cell table:formula="of:=[.A63]*[.$E$45]" office:value-type="float" office:value="0.098" calcext:value-type="float">
            <text:p>0.098</text:p>
          </table:table-cell>
          <table:table-cell table:formula="of:=[.B37]-[.E63]" office:value-type="float" office:value="-0.0102183809968114" calcext:value-type="float">
            <text:p>-0.010218380996811</text:p>
          </table:table-cell>
          <table:table-cell table:number-columns-repeated="9"/>
        </table:table-row>
        <table:table-row table:style-name="ro1" table:number-rows-repeated="3">
          <table:table-cell table:number-columns-repeated="15"/>
        </table:table-row>
        <table:table-row table:style-name="ro1">
          <table:table-cell table:style-name="ce1" office:value-type="string" calcext:value-type="string" table:number-columns-spanned="4" table:number-rows-spanned="52">
            <text:p><text:span text:style-name="T1">Notes</text:span></text:p>
            <text:p/>
            <text:p>Initially I attempted to find a single pwm-to-delta-V conversion constant by taking the average of the changes in velocity per step in PWM. Unfortunately the calculations are prone to outliers.</text:p>
            <text:p/>
            <text:p>From successive tests I observed some interesting things:</text:p>
            <text:p/>
            <text:p><text:span text:style-name="T2">[*]</text:span> At PWM=0 I had a small but non-zero change in recorded position. The motor was not moving, and therefore no encoder change should have been recorded. Programatically we reset the encoder counts prior to conducting tests so the starting encoder count value was zero.</text:p>
            <text:p/>
            <text:p><text:span text:style-name="T3">[*]</text:span> At PWM=400 the observed velocity was actually slower than the previous motor power of PWM=375. Velocity was just slightly slower. This is probably caused by diminishing returns related to the motor’s rated voltage (6V) versus the applied voltage (7.2V). Diminishing returns likely also result from this testing being conducted while the robot is sitting on a box. In other words this is effectively a “no-load test”. This 375-to-400 non-linearity might (read:probably will) change when the robot must carry its own weight due to changes in back-EMF inherent to inductive loads like motors.</text:p>
            <text:p/>
            <text:p><text:span text:style-name="T3">[*]</text:span> For PWM=25 through PWM=350 the per-PWM-step increase in calculated velocity was very consistent: Approx. 0.0054 to 0.0059 m/s. Differences can be chalked-up to variable encoder readings and however long it takes to read the measurements.</text:p>
            <text:p/>
            <text:p>I attempted to calculate a single constant multiplier based on the average calculated delta-V/PWM-step-size with the exclusion of PWM=0 and PWM=400 due to their throwing-off the statistical average calculation.</text:p>
            <text:p/>
            <text:p>This was okay, but as can be seen in the chart the slope is steeper than the plot of the raw measurements.</text:p>
            <text:p/>
            <text:p>I also made a plot using an arbitrary guess (guided by results up until now, 0.00023 : 0.00027). This actually produced a decent approximation whose raw-data-intercept (where the “guess” line and raw readings line intersected) was determined by the exact value used. Effectively this allows for “accuracy” to be dialed-into a specific segment of the data. For example I could choose a value that moves the intercept to approx. PWM=200 if I that’s the more-frequently-used motor PWM value. For that I would need more experimentation, but 150/200/250 would probably yield the best results.</text:p>
            <text:p/>
            <text:p>By far the most accurate approximation came from a per-PWM-step calculation of the dV / PWM factor. While accurate, the downside to this approach is that I would need to use a Look-up-Table to determine how to change the speed of the robot based on at-the-time values of motor PWM and encoder counts. This isn’t difficult to do, but it does require more code to handle increasing vs decreasing velocity and arbitrary edge-cases. More code means more potential bugs.</text:p>
            <text:p/>
            <text:p/>
            <text:p><text:span text:style-name="T1">Verdict</text:span></text:p>
            <text:p><text:span text:style-name="T4"/></text:p>
            <text:p><text:span text:style-name="T4">The “educated guess” of 0.000245 (m/s per PWM-unit) is accurate enough to be satisfactory, and very easy to implement.</text:span></text:p>
            <text:p><text:span text:style-name="T4"/></text:p>
            <text:p><text:span text:style-name="T4">The “LUT” of per-PWM-range constants is the most accurate, but takes “business logic” to implement, and will be avoided for now.</text:span></text:p>
            <text:p><text:span text:style-name="T4"/></text:p>
            <text:p><text:span text:style-name="T4">The former also would allow for very easy use with ROS2 parameters.</text:span></text:p>
          </table:table-cell>
          <table:covered-table-cell table:number-columns-repeated="3"/>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row table:style-name="ro1">
          <table:covered-table-cell table:number-columns-repeated="4"/>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4T15:24:16.050908524</dc:date>
    <meta:editing-duration>PT2H36M25S</meta:editing-duration>
    <meta:editing-cycles>5</meta:editing-cycles>
    <meta:generator>LibreOffice/6.4.7.2$Linux_X86_64 LibreOffice_project/40$Build-2</meta:generator>
    <meta:document-statistic meta:table-count="1" meta:cell-count="362" meta:object-count="1"/>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43.465cm" svg:height="24.996cm" xlink:href=".." xlink:type="simple" chart:class="chart:scatter" chart:style-name="ch1">
        <chart:title svg:x="20.392cm" svg:y="0.635cm" chart:style-name="ch2">
          <text:p>Raw vs Calc</text:p>
        </chart:title>
        <chart:legend chart:legend-position="end" svg:x="37.3cm" svg:y="10.784cm" style:legend-expansion="custom" chartooo:width="6.13cm" chartooo:height="3.427cm" style:legend-expansion-aspect-ratio="1.78873650423111" chart:style-name="ch3"/>
        <chart:plot-area chart:style-name="ch4" table:cell-range-address="motor_encoder_data.A21:motor_encoder_data.B36 motor_encoder_data.B20:motor_encoder_data.B20 motor_encoder_data.B46:motor_encoder_data.D62 motor_encoder_data.E46:motor_encoder_data.E63" chart:data-source-has-labels="row" svg:x="1.88cm" svg:y="1.913cm" svg:width="36.25cm" svg:height="21.603cm">
          <chartooo:coordinate-region svg:x="2.792cm" svg:y="2.112cm" svg:width="35.058cm" svg:height="20.757cm"/>
          <chart:axis chart:dimension="x" chart:name="primary-x" chart:style-name="ch5">
            <chart:title svg:x="18.651cm" svg:y="24.015cm" chart:style-name="ch6">
              <text:p>Motor PWM Value</text:p>
            </chart:title>
            <chart:grid chart:style-name="ch7" chart:class="major"/>
          </chart:axis>
          <chart:axis chart:dimension="y" chart:name="primary-y" chart:style-name="ch5">
            <chart:title svg:x="0.451cm" svg:y="13.671cm" chart:style-name="ch8">
              <text:p>Velocity, m/s</text:p>
            </chart:title>
            <chart:grid chart:style-name="ch7" chart:class="major"/>
          </chart:axis>
          <chart:series chart:style-name="ch9" chart:values-cell-range-address="motor_encoder_data.B21:motor_encoder_data.B36" chart:label-cell-address="motor_encoder_data.B20:motor_encoder_data.B20" chart:class="chart:scatter">
            <chart:domain table:cell-range-address="motor_encoder_data.A21:motor_encoder_data.A36"/>
            <chart:data-point chart:repeated="16"/>
          </chart:series>
          <chart:series chart:style-name="ch10" chart:values-cell-range-address="motor_encoder_data.B47:motor_encoder_data.B62" chart:label-cell-address="motor_encoder_data.B46:motor_encoder_data.B46" chart:class="chart:scatter">
            <chart:domain table:cell-range-address="motor_encoder_data.A47:motor_encoder_data.A62"/>
            <chart:data-point chart:repeated="16"/>
          </chart:series>
          <chart:series chart:style-name="ch11" chart:values-cell-range-address="motor_encoder_data.C47:motor_encoder_data.C62" chart:label-cell-address="motor_encoder_data.C46:motor_encoder_data.C46" chart:class="chart:scatter">
            <chart:domain table:cell-range-address="motor_encoder_data.A47:motor_encoder_data.A62"/>
            <chart:data-point chart:repeated="16"/>
          </chart:series>
          <chart:series chart:style-name="ch12" chart:values-cell-range-address="motor_encoder_data.D47:motor_encoder_data.D62" chart:label-cell-address="motor_encoder_data.D46:motor_encoder_data.D46" chart:class="chart:scatter">
            <chart:domain table:cell-range-address="motor_encoder_data.A47:motor_encoder_data.A62"/>
            <chart:data-point chart:repeated="16"/>
          </chart:series>
          <chart:series chart:style-name="ch13" chart:values-cell-range-address="motor_encoder_data.E47:motor_encoder_data.E63" chart:label-cell-address="motor_encoder_data.E46:motor_encoder_data.E46" chart:class="chart:scatter">
            <chart:domain table:cell-range-address="motor_encoder_data.A47:motor_encoder_data.A63"/>
            <chart:data-point chart:repeated="17"/>
          </chart:series>
          <chart:wall chart:style-name="ch14"/>
          <chart:floor chart:style-name="ch15"/>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A</text:p>
              </table:table-cell>
              <table:table-cell office:value-type="string">
                <text:p>M2 Velocity, m/s</text:p>
                <draw:g>
                  <svg:desc>motor_encoder_data.B20:motor_encoder_data.B20</svg:desc>
                </draw:g>
              </table:table-cell>
              <table:table-cell office:value-type="string">
                <text:p>Column A</text:p>
              </table:table-cell>
              <table:table-cell office:value-type="string">
                <text:p>avg vel/pwm * PWM</text:p>
                <draw:g>
                  <svg:desc>motor_encoder_data.B46:motor_encoder_data.B46</svg:desc>
                </draw:g>
              </table:table-cell>
              <table:table-cell office:value-type="string">
                <text:p>Column A</text:p>
              </table:table-cell>
              <table:table-cell office:value-type="string">
                <text:p>Long-way Calc</text:p>
                <draw:g>
                  <svg:desc>motor_encoder_data.C46:motor_encoder_data.C46</svg:desc>
                </draw:g>
              </table:table-cell>
              <table:table-cell office:value-type="string">
                <text:p>Column A</text:p>
              </table:table-cell>
              <table:table-cell office:value-type="string">
                <text:p>Per-PWM const</text:p>
                <draw:g>
                  <svg:desc>motor_encoder_data.D46:motor_encoder_data.D46</svg:desc>
                </draw:g>
              </table:table-cell>
              <table:table-cell office:value-type="string">
                <text:p>Column A</text:p>
              </table:table-cell>
              <table:table-cell office:value-type="string">
                <text:p>Guess * PWM</text:p>
                <draw:g>
                  <svg:desc>motor_encoder_data.E46:motor_encoder_data.E46</svg:desc>
                </draw:g>
              </table:table-cell>
            </table:table-row>
          </table:table-header-rows>
          <table:table-rows>
            <table:table-row>
              <table:table-cell office:value-type="string">
                <text:p>1</text:p>
              </table:table-cell>
              <table:table-cell office:value-type="float" office:value="0">
                <text:p>0</text:p>
                <draw:g>
                  <svg:desc>motor_encoder_data.A21:motor_encoder_data.A36</svg:desc>
                </draw:g>
              </table:table-cell>
              <table:table-cell office:value-type="float" office:value="0.00390450145671518">
                <text:p>0.00390450145671518</text:p>
                <draw:g>
                  <svg:desc>motor_encoder_data.B21:motor_encoder_data.B36</svg:desc>
                </draw:g>
              </table:table-cell>
              <table:table-cell office:value-type="float" office:value="0">
                <text:p>0</text:p>
                <draw:g>
                  <svg:desc>motor_encoder_data.A47:motor_encoder_data.A62</svg:desc>
                </draw:g>
              </table:table-cell>
              <table:table-cell office:value-type="float" office:value="0">
                <text:p>0</text:p>
                <draw:g>
                  <svg:desc>motor_encoder_data.B47:motor_encoder_data.B62</svg:desc>
                </draw:g>
              </table:table-cell>
              <table:table-cell office:value-type="float" office:value="0">
                <text:p>0</text:p>
                <draw:g>
                  <svg:desc>motor_encoder_data.A47:motor_encoder_data.A62</svg:desc>
                </draw:g>
              </table:table-cell>
              <table:table-cell office:value-type="float" office:value="0">
                <text:p>0</text:p>
                <draw:g>
                  <svg:desc>motor_encoder_data.C47:motor_encoder_data.C62</svg:desc>
                </draw:g>
              </table:table-cell>
              <table:table-cell office:value-type="float" office:value="0">
                <text:p>0</text:p>
                <draw:g>
                  <svg:desc>motor_encoder_data.A47:motor_encoder_data.A62</svg:desc>
                </draw:g>
              </table:table-cell>
              <table:table-cell office:value-type="float" office:value="0">
                <text:p>0</text:p>
                <draw:g>
                  <svg:desc>motor_encoder_data.D47:motor_encoder_data.D62</svg:desc>
                </draw:g>
              </table:table-cell>
              <table:table-cell office:value-type="float" office:value="0">
                <text:p>0</text:p>
                <draw:g>
                  <svg:desc>motor_encoder_data.A47:motor_encoder_data.A63</svg:desc>
                </draw:g>
              </table:table-cell>
              <table:table-cell office:value-type="float" office:value="0">
                <text:p>0</text:p>
                <draw:g>
                  <svg:desc>motor_encoder_data.E47:motor_encoder_data.E63</svg:desc>
                </draw:g>
              </table:table-cell>
            </table:table-row>
            <table:table-row>
              <table:table-cell office:value-type="string">
                <text:p>2</text:p>
              </table:table-cell>
              <table:table-cell office:value-type="float" office:value="25">
                <text:p>25</text:p>
              </table:table-cell>
              <table:table-cell office:value-type="float" office:value="0.00955983669952765">
                <text:p>0.00955983669952765</text:p>
              </table:table-cell>
              <table:table-cell office:value-type="float" office:value="25">
                <text:p>25</text:p>
              </table:table-cell>
              <table:table-cell office:value-type="float" office:value="0.0064011923737187">
                <text:p>0.0064011923737187</text:p>
              </table:table-cell>
              <table:table-cell office:value-type="float" office:value="25">
                <text:p>25</text:p>
              </table:table-cell>
              <table:table-cell office:value-type="float" office:value="0.00517410693822716">
                <text:p>0.00517410693822716</text:p>
              </table:table-cell>
              <table:table-cell office:value-type="float" office:value="25">
                <text:p>25</text:p>
              </table:table-cell>
              <table:table-cell office:value-type="float" office:value="0.00955983669952765">
                <text:p>0.00955983669952765</text:p>
              </table:table-cell>
              <table:table-cell office:value-type="float" office:value="25">
                <text:p>25</text:p>
              </table:table-cell>
              <table:table-cell office:value-type="float" office:value="0.006125">
                <text:p>0.006125</text:p>
              </table:table-cell>
            </table:table-row>
            <table:table-row>
              <table:table-cell office:value-type="string">
                <text:p>3</text:p>
              </table:table-cell>
              <table:table-cell office:value-type="float" office:value="50">
                <text:p>50</text:p>
              </table:table-cell>
              <table:table-cell office:value-type="float" office:value="0.0151330195210764">
                <text:p>0.0151330195210764</text:p>
              </table:table-cell>
              <table:table-cell office:value-type="float" office:value="50">
                <text:p>50</text:p>
              </table:table-cell>
              <table:table-cell office:value-type="float" office:value="0.0128023847474374">
                <text:p>0.0128023847474374</text:p>
              </table:table-cell>
              <table:table-cell office:value-type="float" office:value="50">
                <text:p>50</text:p>
              </table:table-cell>
              <table:table-cell office:value-type="float" office:value="0.0103482138764543">
                <text:p>0.0103482138764543</text:p>
              </table:table-cell>
              <table:table-cell office:value-type="float" office:value="50">
                <text:p>50</text:p>
              </table:table-cell>
              <table:table-cell office:value-type="float" office:value="0.0151330195210764">
                <text:p>0.0151330195210764</text:p>
              </table:table-cell>
              <table:table-cell office:value-type="float" office:value="50">
                <text:p>50</text:p>
              </table:table-cell>
              <table:table-cell office:value-type="float" office:value="0.01225">
                <text:p>0.01225</text:p>
              </table:table-cell>
            </table:table-row>
            <table:table-row>
              <table:table-cell office:value-type="string">
                <text:p>4</text:p>
              </table:table-cell>
              <table:table-cell office:value-type="float" office:value="75">
                <text:p>75</text:p>
              </table:table-cell>
              <table:table-cell office:value-type="float" office:value="0.0207281354752658">
                <text:p>0.0207281354752658</text:p>
              </table:table-cell>
              <table:table-cell office:value-type="float" office:value="75">
                <text:p>75</text:p>
              </table:table-cell>
              <table:table-cell office:value-type="float" office:value="0.0192035771211561">
                <text:p>0.0192035771211561</text:p>
              </table:table-cell>
              <table:table-cell office:value-type="float" office:value="75">
                <text:p>75</text:p>
              </table:table-cell>
              <table:table-cell office:value-type="float" office:value="0.0155223208146815">
                <text:p>0.0155223208146815</text:p>
              </table:table-cell>
              <table:table-cell office:value-type="float" office:value="75">
                <text:p>75</text:p>
              </table:table-cell>
              <table:table-cell office:value-type="float" office:value="0.0207281354752658">
                <text:p>0.0207281354752658</text:p>
              </table:table-cell>
              <table:table-cell office:value-type="float" office:value="75">
                <text:p>75</text:p>
              </table:table-cell>
              <table:table-cell office:value-type="float" office:value="0.018375">
                <text:p>0.018375</text:p>
              </table:table-cell>
            </table:table-row>
            <table:table-row>
              <table:table-cell office:value-type="string">
                <text:p>5</text:p>
              </table:table-cell>
              <table:table-cell office:value-type="float" office:value="100">
                <text:p>100</text:p>
              </table:table-cell>
              <table:table-cell office:value-type="float" office:value="0.0263466442969139">
                <text:p>0.0263466442969139</text:p>
              </table:table-cell>
              <table:table-cell office:value-type="float" office:value="100">
                <text:p>100</text:p>
              </table:table-cell>
              <table:table-cell office:value-type="float" office:value="0.0256047694948748">
                <text:p>0.0256047694948748</text:p>
              </table:table-cell>
              <table:table-cell office:value-type="float" office:value="100">
                <text:p>100</text:p>
              </table:table-cell>
              <table:table-cell office:value-type="float" office:value="0.0206964277529086">
                <text:p>0.0206964277529086</text:p>
              </table:table-cell>
              <table:table-cell office:value-type="float" office:value="100">
                <text:p>100</text:p>
              </table:table-cell>
              <table:table-cell office:value-type="float" office:value="0.0263466442969139">
                <text:p>0.0263466442969139</text:p>
              </table:table-cell>
              <table:table-cell office:value-type="float" office:value="100">
                <text:p>100</text:p>
              </table:table-cell>
              <table:table-cell office:value-type="float" office:value="0.0245">
                <text:p>0.0245</text:p>
              </table:table-cell>
            </table:table-row>
            <table:table-row>
              <table:table-cell office:value-type="string">
                <text:p>6</text:p>
              </table:table-cell>
              <table:table-cell office:value-type="float" office:value="125">
                <text:p>125</text:p>
              </table:table-cell>
              <table:table-cell office:value-type="float" office:value="0.0319448936726451">
                <text:p>0.0319448936726451</text:p>
              </table:table-cell>
              <table:table-cell office:value-type="float" office:value="125">
                <text:p>125</text:p>
              </table:table-cell>
              <table:table-cell office:value-type="float" office:value="0.0320059618685935">
                <text:p>0.0320059618685935</text:p>
              </table:table-cell>
              <table:table-cell office:value-type="float" office:value="125">
                <text:p>125</text:p>
              </table:table-cell>
              <table:table-cell office:value-type="float" office:value="0.0258705346911358">
                <text:p>0.0258705346911358</text:p>
              </table:table-cell>
              <table:table-cell office:value-type="float" office:value="125">
                <text:p>125</text:p>
              </table:table-cell>
              <table:table-cell office:value-type="float" office:value="0.0319448936726451">
                <text:p>0.0319448936726451</text:p>
              </table:table-cell>
              <table:table-cell office:value-type="float" office:value="125">
                <text:p>125</text:p>
              </table:table-cell>
              <table:table-cell office:value-type="float" office:value="0.030625">
                <text:p>0.030625</text:p>
              </table:table-cell>
            </table:table-row>
            <table:table-row>
              <table:table-cell office:value-type="string">
                <text:p>7</text:p>
              </table:table-cell>
              <table:table-cell office:value-type="float" office:value="150">
                <text:p>150</text:p>
              </table:table-cell>
              <table:table-cell office:value-type="float" office:value="0.0374969959495015">
                <text:p>0.0374969959495015</text:p>
              </table:table-cell>
              <table:table-cell office:value-type="float" office:value="150">
                <text:p>150</text:p>
              </table:table-cell>
              <table:table-cell office:value-type="float" office:value="0.0384071542423122">
                <text:p>0.0384071542423122</text:p>
              </table:table-cell>
              <table:table-cell office:value-type="float" office:value="150">
                <text:p>150</text:p>
              </table:table-cell>
              <table:table-cell office:value-type="float" office:value="0.031044641629363">
                <text:p>0.031044641629363</text:p>
              </table:table-cell>
              <table:table-cell office:value-type="float" office:value="150">
                <text:p>150</text:p>
              </table:table-cell>
              <table:table-cell office:value-type="float" office:value="0.0374969959495015">
                <text:p>0.0374969959495015</text:p>
              </table:table-cell>
              <table:table-cell office:value-type="float" office:value="150">
                <text:p>150</text:p>
              </table:table-cell>
              <table:table-cell office:value-type="float" office:value="0.03675">
                <text:p>0.03675</text:p>
              </table:table-cell>
            </table:table-row>
            <table:table-row>
              <table:table-cell office:value-type="string">
                <text:p>8</text:p>
              </table:table-cell>
              <table:table-cell office:value-type="float" office:value="175">
                <text:p>175</text:p>
              </table:table-cell>
              <table:table-cell office:value-type="float" office:value="0.0430507762276366">
                <text:p>0.0430507762276366</text:p>
              </table:table-cell>
              <table:table-cell office:value-type="float" office:value="175">
                <text:p>175</text:p>
              </table:table-cell>
              <table:table-cell office:value-type="float" office:value="0.0448083466160309">
                <text:p>0.0448083466160309</text:p>
              </table:table-cell>
              <table:table-cell office:value-type="float" office:value="175">
                <text:p>175</text:p>
              </table:table-cell>
              <table:table-cell office:value-type="float" office:value="0.0362187485675901">
                <text:p>0.0362187485675901</text:p>
              </table:table-cell>
              <table:table-cell office:value-type="float" office:value="175">
                <text:p>175</text:p>
              </table:table-cell>
              <table:table-cell office:value-type="float" office:value="0.0430507762276366">
                <text:p>0.0430507762276366</text:p>
              </table:table-cell>
              <table:table-cell office:value-type="float" office:value="175">
                <text:p>175</text:p>
              </table:table-cell>
              <table:table-cell office:value-type="float" office:value="0.042875">
                <text:p>0.042875</text:p>
              </table:table-cell>
            </table:table-row>
            <table:table-row>
              <table:table-cell office:value-type="string">
                <text:p>9</text:p>
              </table:table-cell>
              <table:table-cell office:value-type="float" office:value="200">
                <text:p>200</text:p>
              </table:table-cell>
              <table:table-cell office:value-type="float" office:value="0.048590369131997">
                <text:p>0.048590369131997</text:p>
              </table:table-cell>
              <table:table-cell office:value-type="float" office:value="200">
                <text:p>200</text:p>
              </table:table-cell>
              <table:table-cell office:value-type="float" office:value="0.0512095389897496">
                <text:p>0.0512095389897496</text:p>
              </table:table-cell>
              <table:table-cell office:value-type="float" office:value="200">
                <text:p>200</text:p>
              </table:table-cell>
              <table:table-cell office:value-type="float" office:value="0.0413928555058173">
                <text:p>0.0413928555058173</text:p>
              </table:table-cell>
              <table:table-cell office:value-type="float" office:value="200">
                <text:p>200</text:p>
              </table:table-cell>
              <table:table-cell office:value-type="float" office:value="0.048590369131997">
                <text:p>0.048590369131997</text:p>
              </table:table-cell>
              <table:table-cell office:value-type="float" office:value="200">
                <text:p>200</text:p>
              </table:table-cell>
              <table:table-cell office:value-type="float" office:value="0.049">
                <text:p>0.049</text:p>
              </table:table-cell>
            </table:table-row>
            <table:table-row>
              <table:table-cell office:value-type="string">
                <text:p>10</text:p>
              </table:table-cell>
              <table:table-cell office:value-type="float" office:value="225">
                <text:p>225</text:p>
              </table:table-cell>
              <table:table-cell office:value-type="float" office:value="0.0541413545131942">
                <text:p>0.0541413545131942</text:p>
              </table:table-cell>
              <table:table-cell office:value-type="float" office:value="225">
                <text:p>225</text:p>
              </table:table-cell>
              <table:table-cell office:value-type="float" office:value="0.0576107313634683">
                <text:p>0.0576107313634683</text:p>
              </table:table-cell>
              <table:table-cell office:value-type="float" office:value="225">
                <text:p>225</text:p>
              </table:table-cell>
              <table:table-cell office:value-type="float" office:value="0.0465669624440445">
                <text:p>0.0465669624440445</text:p>
              </table:table-cell>
              <table:table-cell office:value-type="float" office:value="225">
                <text:p>225</text:p>
              </table:table-cell>
              <table:table-cell office:value-type="float" office:value="0.0541413545131942">
                <text:p>0.0541413545131942</text:p>
              </table:table-cell>
              <table:table-cell office:value-type="float" office:value="225">
                <text:p>225</text:p>
              </table:table-cell>
              <table:table-cell office:value-type="float" office:value="0.055125">
                <text:p>0.055125</text:p>
              </table:table-cell>
            </table:table-row>
            <table:table-row>
              <table:table-cell office:value-type="string">
                <text:p>11</text:p>
              </table:table-cell>
              <table:table-cell office:value-type="float" office:value="250">
                <text:p>250</text:p>
              </table:table-cell>
              <table:table-cell office:value-type="float" office:value="0.0597333079024324">
                <text:p>0.0597333079024324</text:p>
              </table:table-cell>
              <table:table-cell office:value-type="float" office:value="250">
                <text:p>250</text:p>
              </table:table-cell>
              <table:table-cell office:value-type="float" office:value="0.064011923737187">
                <text:p>0.064011923737187</text:p>
              </table:table-cell>
              <table:table-cell office:value-type="float" office:value="250">
                <text:p>250</text:p>
              </table:table-cell>
              <table:table-cell office:value-type="float" office:value="0.0517410693822716">
                <text:p>0.0517410693822716</text:p>
              </table:table-cell>
              <table:table-cell office:value-type="float" office:value="250">
                <text:p>250</text:p>
              </table:table-cell>
              <table:table-cell office:value-type="float" office:value="0.0597333079024324">
                <text:p>0.0597333079024324</text:p>
              </table:table-cell>
              <table:table-cell office:value-type="float" office:value="250">
                <text:p>250</text:p>
              </table:table-cell>
              <table:table-cell office:value-type="float" office:value="0.06125">
                <text:p>0.06125</text:p>
              </table:table-cell>
            </table:table-row>
            <table:table-row>
              <table:table-cell office:value-type="string">
                <text:p>12</text:p>
              </table:table-cell>
              <table:table-cell office:value-type="float" office:value="275">
                <text:p>275</text:p>
              </table:table-cell>
              <table:table-cell office:value-type="float" office:value="0.0653754082702622">
                <text:p>0.0653754082702622</text:p>
              </table:table-cell>
              <table:table-cell office:value-type="float" office:value="275">
                <text:p>275</text:p>
              </table:table-cell>
              <table:table-cell office:value-type="float" office:value="0.0704131161109057">
                <text:p>0.0704131161109057</text:p>
              </table:table-cell>
              <table:table-cell office:value-type="float" office:value="275">
                <text:p>275</text:p>
              </table:table-cell>
              <table:table-cell office:value-type="float" office:value="0.0569151763204988">
                <text:p>0.0569151763204988</text:p>
              </table:table-cell>
              <table:table-cell office:value-type="float" office:value="275">
                <text:p>275</text:p>
              </table:table-cell>
              <table:table-cell office:value-type="float" office:value="0.0653754082702622">
                <text:p>0.0653754082702622</text:p>
              </table:table-cell>
              <table:table-cell office:value-type="float" office:value="275">
                <text:p>275</text:p>
              </table:table-cell>
              <table:table-cell office:value-type="float" office:value="0.067375">
                <text:p>0.067375</text:p>
              </table:table-cell>
            </table:table-row>
            <table:table-row>
              <table:table-cell office:value-type="string">
                <text:p>13</text:p>
              </table:table-cell>
              <table:table-cell office:value-type="float" office:value="300">
                <text:p>300</text:p>
              </table:table-cell>
              <table:table-cell office:value-type="float" office:value="0.0708714665360887">
                <text:p>0.0708714665360887</text:p>
              </table:table-cell>
              <table:table-cell office:value-type="float" office:value="300">
                <text:p>300</text:p>
              </table:table-cell>
              <table:table-cell office:value-type="float" office:value="0.0768143084846244">
                <text:p>0.0768143084846244</text:p>
              </table:table-cell>
              <table:table-cell office:value-type="float" office:value="300">
                <text:p>300</text:p>
              </table:table-cell>
              <table:table-cell office:value-type="float" office:value="0.0620892832587259">
                <text:p>0.0620892832587259</text:p>
              </table:table-cell>
              <table:table-cell office:value-type="float" office:value="300">
                <text:p>300</text:p>
              </table:table-cell>
              <table:table-cell office:value-type="float" office:value="0.0708714665360887">
                <text:p>0.0708714665360887</text:p>
              </table:table-cell>
              <table:table-cell office:value-type="float" office:value="300">
                <text:p>300</text:p>
              </table:table-cell>
              <table:table-cell office:value-type="float" office:value="0.0735">
                <text:p>0.0735</text:p>
              </table:table-cell>
            </table:table-row>
            <table:table-row>
              <table:table-cell office:value-type="string">
                <text:p>14</text:p>
              </table:table-cell>
              <table:table-cell office:value-type="float" office:value="325">
                <text:p>325</text:p>
              </table:table-cell>
              <table:table-cell office:value-type="float" office:value="0.0764082496817091">
                <text:p>0.0764082496817091</text:p>
              </table:table-cell>
              <table:table-cell office:value-type="float" office:value="325">
                <text:p>325</text:p>
              </table:table-cell>
              <table:table-cell office:value-type="float" office:value="0.0832155008583431">
                <text:p>0.0832155008583431</text:p>
              </table:table-cell>
              <table:table-cell office:value-type="float" office:value="325">
                <text:p>325</text:p>
              </table:table-cell>
              <table:table-cell office:value-type="float" office:value="0.0672633901969531">
                <text:p>0.0672633901969531</text:p>
              </table:table-cell>
              <table:table-cell office:value-type="float" office:value="325">
                <text:p>325</text:p>
              </table:table-cell>
              <table:table-cell office:value-type="float" office:value="0.0764082496817091">
                <text:p>0.0764082496817091</text:p>
              </table:table-cell>
              <table:table-cell office:value-type="float" office:value="325">
                <text:p>325</text:p>
              </table:table-cell>
              <table:table-cell office:value-type="float" office:value="0.079625">
                <text:p>0.079625</text:p>
              </table:table-cell>
            </table:table-row>
            <table:table-row>
              <table:table-cell office:value-type="string">
                <text:p>15</text:p>
              </table:table-cell>
              <table:table-cell office:value-type="float" office:value="350">
                <text:p>350</text:p>
              </table:table-cell>
              <table:table-cell office:value-type="float" office:value="0.0820909721575062">
                <text:p>0.0820909721575062</text:p>
              </table:table-cell>
              <table:table-cell office:value-type="float" office:value="350">
                <text:p>350</text:p>
              </table:table-cell>
              <table:table-cell office:value-type="float" office:value="0.0896166932320617">
                <text:p>0.0896166932320617</text:p>
              </table:table-cell>
              <table:table-cell office:value-type="float" office:value="350">
                <text:p>350</text:p>
              </table:table-cell>
              <table:table-cell office:value-type="float" office:value="0.0724374971351803">
                <text:p>0.0724374971351803</text:p>
              </table:table-cell>
              <table:table-cell office:value-type="float" office:value="350">
                <text:p>350</text:p>
              </table:table-cell>
              <table:table-cell office:value-type="float" office:value="0.0820909721575062">
                <text:p>0.0820909721575062</text:p>
              </table:table-cell>
              <table:table-cell office:value-type="float" office:value="350">
                <text:p>350</text:p>
              </table:table-cell>
              <table:table-cell office:value-type="float" office:value="0.08575">
                <text:p>0.08575</text:p>
              </table:table-cell>
            </table:table-row>
            <table:table-row>
              <table:table-cell office:value-type="string">
                <text:p>16</text:p>
              </table:table-cell>
              <table:table-cell office:value-type="float" office:value="375">
                <text:p>375</text:p>
              </table:table-cell>
              <table:table-cell office:value-type="float" office:value="0.0880281871998923">
                <text:p>0.0880281871998923</text:p>
              </table:table-cell>
              <table:table-cell office:value-type="float" office:value="375">
                <text:p>375</text:p>
              </table:table-cell>
              <table:table-cell office:value-type="float" office:value="0.0960178856057804">
                <text:p>0.0960178856057804</text:p>
              </table:table-cell>
              <table:table-cell office:value-type="float" office:value="375">
                <text:p>375</text:p>
              </table:table-cell>
              <table:table-cell office:value-type="float" office:value="0.0776116040734074">
                <text:p>0.0776116040734074</text:p>
              </table:table-cell>
              <table:table-cell office:value-type="float" office:value="375">
                <text:p>375</text:p>
              </table:table-cell>
              <table:table-cell office:value-type="float" office:value="0.0880281871998923">
                <text:p>0.0880281871998923</text:p>
              </table:table-cell>
              <table:table-cell office:value-type="float" office:value="375">
                <text:p>375</text:p>
              </table:table-cell>
              <table:table-cell office:value-type="float" office:value="0.091875">
                <text:p>0.09187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
                <text:p>400</text:p>
              </table:table-cell>
              <table:table-cell office:value-type="float" office:value="0.098">
                <text:p>0.098</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